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300000026FE08D094E52CF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/>
    <style:font-face style:name="Times New Roman1" svg:font-family="'Times New Roman'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2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3.1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1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6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7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4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9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2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3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8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8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47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72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98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7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2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01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43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77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59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6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6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7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8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9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3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85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3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3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5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36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0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9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8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08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4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3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5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4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6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84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22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0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solid" draw:fill-color="#1f497d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7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fo:background-color="#ffffff" fo:borde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9" style:family="paragraph">
      <loext:graphic-properties draw:fill="solid" draw:fill-color="#1f497d"/>
    </style:style>
    <style:style style:name="P10" style:family="paragraph">
      <style:paragraph-properties fo:text-align="start"/>
      <style:text-properties fo:color="#000000" style:text-line-through-style="none" style:text-line-through-type="none" fo:font-family="Arial" style:font-style-name="Regular" style:font-family-generic="swiss" fo:font-style="normal" style:text-underline-style="none"/>
    </style:style>
    <style:style style:name="P11" style:family="paragraph">
      <style:paragraph-properties fo:text-align="start"/>
      <style:text-properties fo:color="#000000" style:text-line-through-style="none" style:text-line-through-type="none" fo:font-family="Arial" style:font-style-name="Regular" style:font-family-generic="swiss" fo:font-size="7pt" fo:font-style="normal" style:text-underline-style="none"/>
    </style:style>
    <style:style style:name="T1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2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3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4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5" style:family="text">
      <style:text-properties fo:color="#000000" style:font-name="Times New Roman1" fo:font-size="11.1000003814697pt" fo:font-style="italic" style:font-size-asian="11.1000003814697pt" style:font-name-complex="Times New Roman1" style:font-size-complex="11.1000003814697pt" style:font-style-complex="italic"/>
    </style:style>
    <style:style style:name="T6" style:family="text">
      <style:text-properties fo:color="#000000" style:font-name="Times New Roman1" fo:font-size="9pt" fo:font-style="italic" style:font-size-asian="9pt" style:font-name-complex="Times New Roman1" style:font-size-complex="9pt" style:font-style-complex="italic"/>
    </style:style>
    <style:style style:name="T7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8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9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10" style:family="text">
      <style:text-properties fo:color="#000000" style:font-name="Times New Roman1" fo:font-size="1pt" style:font-size-asian="1pt" style:font-name-complex="Times New Roman1" style:font-size-complex="1pt"/>
    </style:style>
    <style:style style:name="T11" style:family="text">
      <style:text-properties fo:color="#000000" style:text-outline="true" style:font-name="Symbol1" fo:font-size="10pt" style:font-size-asian="10pt" style:font-name-complex="Symbol1" style:font-size-complex="10pt"/>
    </style:style>
    <style:style style:name="T12" style:family="text">
      <style:text-properties fo:color="#1f497d" style:font-name="Times New Roman1" fo:font-size="10pt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firm_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firm_address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post_cod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0.872cm" svg:height="0.766cm" svg:x="2.468cm" svg:y="0.998cm">
          <draw:image xlink:href="Pictures/100000000000003300000026FE08D094E52CFDDF.png" xlink:type="simple" xlink:show="embed" xlink:actuate="onLoad" loext:mime-type="image/png">
            <text:p/>
          </draw:image>
        </draw:frame>
        <draw:frame draw:style-name="gr2" draw:text-style-name="P3" draw:layer="layout" svg:width="0.35cm" svg:height="0.39cm" svg:x="3.341cm" svg:y="1.45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2.228cm" svg:height="0.437cm" svg:x="5.707cm" svg:y="1.003cm">
          <draw:text-box>
            <text:p text:style-name="P2"><text:span text:style-name="T2">METU <text:s/>Welding and Nondestructive Testing Personnel Certification Center</text:span><text:span text:style-name="T3"> <text:s/></text:span></text:p>
          </draw:text-box>
        </draw:frame>
        <draw:polygon draw:style-name="gr4" draw:text-style-name="P5" draw:layer="layout" svg:width="2.219cm" svg:height="0.017cm" svg:x="1.782cm" svg:y="1.892cm" svg:viewBox="0 0 2220 18" draw:points="0,18 2220,18 2220,0 0,0">
          <text:p/>
        </draw:polygon>
        <draw:polygon draw:style-name="gr4" draw:text-style-name="P5" draw:layer="layout" svg:width="0.018cm" svg:height="0.017cm" svg:x="3.975cm" svg:y="1.892cm" svg:viewBox="0 0 19 18" draw:points="0,18 19,18 19,0 0,0">
          <text:p/>
        </draw:polygon>
        <draw:polygon draw:style-name="gr4" draw:text-style-name="P5" draw:layer="layout" svg:width="15.261cm" svg:height="0.017cm" svg:x="3.992cm" svg:y="1.892cm" svg:viewBox="0 0 15262 18" draw:points="0,18 15262,18 15262,0 0,0">
          <text:p/>
        </draw:polygon>
        <draw:frame draw:style-name="gr5" draw:text-style-name="P4" draw:layer="layout" svg:width="13.104cm" svg:height="0.437cm" svg:x="5.225cm" svg:y="1.461cm">
          <draw:text-box>
            <text:p text:style-name="P2"><text:span text:style-name="T3">ODTÜ <text:s/>Kaynak ve Tahribatsız Muayene Personel Sertifikalandırma Merkezi</text:span><text:span text:style-name="T2"> </text:span></text:p>
          </draw:text-box>
        </draw:frame>
        <draw:frame draw:style-name="gr2" draw:text-style-name="P3" draw:layer="layout" svg:width="0.35cm" svg:height="0.39cm" svg:x="1.998cm" svg:y="1.914cm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1.915cm" svg:height="0.39cm" svg:x="1.998cm" svg:y="28.203cm">
          <draw:text-box>
            <text:p text:style-name="P2"><text:span text:style-name="T1">FC-601Rev3 </text:span></text:p>
          </draw:text-box>
        </draw:frame>
        <draw:frame draw:style-name="gr2" draw:text-style-name="P3" draw:layer="layout" svg:width="0.35cm" svg:height="0.39cm" svg:x="1.998cm" svg:y="28.605cm">
          <draw:text-box>
            <text:p text:style-name="P2"><text:span text:style-name="T1"><text:s/></text:span></text:p>
          </draw:text-box>
        </draw:frame>
        <draw:frame draw:style-name="gr7" draw:text-style-name="P4" draw:layer="layout" svg:width="9.84cm" svg:height="0.437cm" svg:x="3.468cm" svg:y="2.32cm">
          <draw:text-box>
            <text:p text:style-name="P2"><text:span text:style-name="T3">TAHRİBATSIZ MUAYENE KURS BAŞVURU FORMU</text:span><text:span text:style-name="T2"> /</text:span></text:p>
          </draw:text-box>
        </draw:frame>
        <draw:frame draw:style-name="gr8" draw:text-style-name="P3" draw:layer="layout" svg:width="0.861cm" svg:height="0.39cm" svg:x="13.185cm" svg:y="2.354cm">
          <draw:text-box>
            <text:p text:style-name="P2"><text:span text:style-name="T1"><text:s/></text:span><text:span text:style-name="T4">NDT </text:span></text:p>
          </draw:text-box>
        </draw:frame>
        <draw:frame draw:style-name="gr9" draw:text-style-name="P4" draw:layer="layout" svg:width="4.062cm" svg:height="0.437cm" svg:x="14.045cm" svg:y="2.32cm">
          <draw:text-box>
            <text:p text:style-name="P2"><text:span text:style-name="T5">Course Application Form</text:span></text:p>
          </draw:text-box>
        </draw:frame>
        <draw:frame draw:style-name="gr2" draw:text-style-name="P3" draw:layer="layout" svg:width="0.35cm" svg:height="0.39cm" svg:x="18.033cm" svg:y="2.3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.998cm" svg:y="2.765cm">
          <draw:text-box>
            <text:p text:style-name="P2"><text:span text:style-name="T1"><text:s/></text:span></text:p>
          </draw:text-box>
        </draw:frame>
        <draw:frame draw:style-name="gr10" draw:text-style-name="P4" draw:layer="layout" svg:width="4.18cm" svg:height="0.437cm" svg:x="1.998cm" svg:y="3.197cm">
          <draw:text-box>
            <text:p text:style-name="P2"><text:span text:style-name="T3">F</text:span><text:span text:style-name="T3">İ</text:span><text:span text:style-name="T3">R</text:span><text:span text:style-name="T3">M</text:span><text:span text:style-name="T3">A </text:span><text:span text:style-name="T3">/ </text:span><text:span text:style-name="T3">K</text:span><text:span text:style-name="T3">U</text:span><text:span text:style-name="T3">R</text:span><text:span text:style-name="T3">U</text:span><text:span text:style-name="T3">M</text:span><text:span text:style-name="T3"> <text:s/></text:span><text:span text:style-name="T3">A</text:span><text:span text:style-name="T3">D</text:span><text:span text:style-name="T3">I </text:span></text:p>
          </draw:text-box>
        </draw:frame>
        <draw:frame draw:style-name="gr11" draw:text-style-name="P6" draw:layer="layout" svg:width="3.664cm" svg:height="0.353cm" svg:x="1.998cm" svg:y="3.638cm">
          <draw:text-box>
            <text:p text:style-name="P2"><text:span text:style-name="T6">N</text:span><text:span text:style-name="T6">a</text:span><text:span text:style-name="T6">m</text:span><text:span text:style-name="T6">e</text:span><text:span text:style-name="T6"> </text:span><text:span text:style-name="T6">o</text:span><text:span text:style-name="T6">f </text:span><text:span text:style-name="T6">F</text:span><text:span text:style-name="T6">i</text:span><text:span text:style-name="T6">r</text:span><text:span text:style-name="T6">m</text:span><text:span text:style-name="T6">/</text:span><text:span text:style-name="T6">O</text:span><text:span text:style-name="T6">r</text:span><text:span text:style-name="T6">g</text:span><text:span text:style-name="T6">a</text:span><text:span text:style-name="T6">n</text:span><text:span text:style-name="T6">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/text:p>
          </draw:text-box>
        </draw:frame>
        <draw:polygon draw:style-name="gr4" draw:text-style-name="P5" draw:layer="layout" svg:width="0.017cm" svg:height="0.017cm" svg:x="1.841cm" svg:y="3.167cm" svg:viewBox="0 0 18 18" draw:points="0,18 18,18 18,0 0,0">
          <text:p/>
        </draw:polygon>
        <draw:polygon draw:style-name="gr4" draw:text-style-name="P5" draw:layer="layout" svg:width="0.017cm" svg:height="0.017cm" svg:x="1.841cm" svg:y="3.167cm" svg:viewBox="0 0 18 18" draw:points="0,18 18,18 18,0 0,0">
          <text:p/>
        </draw:polygon>
        <draw:polygon draw:style-name="gr4" draw:text-style-name="P5" draw:layer="layout" svg:width="5.132cm" svg:height="0.017cm" svg:x="1.858cm" svg:y="3.167cm" svg:viewBox="0 0 5133 18" draw:points="0,18 5133,18 5133,0 0,0">
          <text:p/>
        </draw:polygon>
        <draw:polygon draw:style-name="gr4" draw:text-style-name="P5" draw:layer="layout" svg:width="0.017cm" svg:height="0.017cm" svg:x="6.99cm" svg:y="3.167cm" svg:viewBox="0 0 18 18" draw:points="0,18 18,18 18,0 0,0">
          <text:p/>
        </draw:polygon>
        <draw:polygon draw:style-name="gr4" draw:text-style-name="P5" draw:layer="layout" svg:width="12.339cm" svg:height="0.017cm" svg:x="7.007cm" svg:y="3.167cm" svg:viewBox="0 0 12340 18" draw:points="0,18 12340,18 12340,0 0,0">
          <text:p/>
        </draw:polygon>
        <draw:polygon draw:style-name="gr4" draw:text-style-name="P5" draw:layer="layout" svg:width="0.017cm" svg:height="0.017cm" svg:x="19.346cm" svg:y="3.167cm" svg:viewBox="0 0 18 18" draw:points="0,18 18,18 18,0 0,0">
          <text:p/>
        </draw:polygon>
        <draw:polygon draw:style-name="gr4" draw:text-style-name="P5" draw:layer="layout" svg:width="0.017cm" svg:height="0.017cm" svg:x="19.346cm" svg:y="3.167cm" svg:viewBox="0 0 18 18" draw:points="0,18 18,18 18,0 0,0">
          <text:p/>
        </draw:polygon>
        <draw:polygon draw:style-name="gr4" draw:text-style-name="P5" draw:layer="layout" svg:width="0.017cm" svg:height="0.812cm" svg:x="1.841cm" svg:y="3.184cm" svg:viewBox="0 0 18 813" draw:points="0,813 18,813 18,0 0,0">
          <text:p/>
        </draw:polygon>
        <draw:polygon draw:style-name="gr4" draw:text-style-name="P5" draw:layer="layout" svg:width="0.017cm" svg:height="0.812cm" svg:x="6.99cm" svg:y="3.184cm" svg:viewBox="0 0 18 813" draw:points="0,813 18,813 18,0 0,0">
          <text:p/>
        </draw:polygon>
        <draw:polygon draw:style-name="gr4" draw:text-style-name="P5" draw:layer="layout" svg:width="0.017cm" svg:height="0.812cm" svg:x="19.346cm" svg:y="3.184cm" svg:viewBox="0 0 18 813" draw:points="0,813 18,813 18,0 0,0">
          <text:p/>
        </draw:polygon>
        <draw:frame draw:style-name="gr2" draw:text-style-name="P3" draw:layer="layout" svg:width="0.35cm" svg:height="0.39cm" svg:x="7.152cm" svg:y="3.189cm">
          <draw:text-box>
            <text:p text:style-name="P2"><text:span text:style-name="T1"><text:s/></text:span></text:p>
          </draw:text-box>
        </draw:frame>
        <draw:frame draw:style-name="gr12" draw:text-style-name="P4" draw:layer="layout" svg:width="1.433cm" svg:height="0.437cm" svg:x="1.998cm" svg:y="4.027cm">
          <draw:text-box>
            <text:p text:style-name="P2"><text:span text:style-name="T3">A</text:span><text:span text:style-name="T3">D</text:span><text:span text:style-name="T3">R</text:span><text:span text:style-name="T3">E</text:span><text:span text:style-name="T3">S</text:span><text:span text:style-name="T3"> </text:span></text:p>
          </draw:text-box>
        </draw:frame>
        <draw:frame draw:style-name="gr13" draw:text-style-name="P6" draw:layer="layout" svg:width="1.276cm" svg:height="0.353cm" svg:x="3.345cm" svg:y="4.091cm">
          <draw:text-box>
            <text:p text:style-name="P2"><text:span text:style-name="T7">/</text:span><text:span text:style-name="T6"> Address </text:span></text:p>
          </draw:text-box>
        </draw:frame>
        <draw:frame draw:style-name="gr2" draw:text-style-name="P3" draw:layer="layout" svg:width="0.35cm" svg:height="0.39cm" svg:x="7.152cm" svg:y="4.0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7.152cm" svg:y="4.425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41cm" svg:y="3.996cm" svg:viewBox="0 0 18 18" draw:points="0,18 18,18 18,0 0,0">
          <text:p/>
        </draw:polygon>
        <draw:polygon draw:style-name="gr4" draw:text-style-name="P5" draw:layer="layout" svg:width="5.132cm" svg:height="0.017cm" svg:x="1.858cm" svg:y="3.996cm" svg:viewBox="0 0 5133 18" draw:points="0,18 5133,18 5133,0 0,0">
          <text:p/>
        </draw:polygon>
        <draw:polygon draw:style-name="gr4" draw:text-style-name="P5" draw:layer="layout" svg:width="0.017cm" svg:height="0.017cm" svg:x="6.99cm" svg:y="3.996cm" svg:viewBox="0 0 18 18" draw:points="0,18 18,18 18,0 0,0">
          <text:p/>
        </draw:polygon>
        <draw:polygon draw:style-name="gr4" draw:text-style-name="P5" draw:layer="layout" svg:width="12.339cm" svg:height="0.017cm" svg:x="7.007cm" svg:y="3.996cm" svg:viewBox="0 0 12340 18" draw:points="0,18 12340,18 12340,0 0,0">
          <text:p/>
        </draw:polygon>
        <draw:polygon draw:style-name="gr4" draw:text-style-name="P5" draw:layer="layout" svg:width="0.017cm" svg:height="0.017cm" svg:x="19.346cm" svg:y="3.996cm" svg:viewBox="0 0 18 18" draw:points="0,18 18,18 18,0 0,0">
          <text:p/>
        </draw:polygon>
        <draw:polygon draw:style-name="gr4" draw:text-style-name="P5" draw:layer="layout" svg:width="0.017cm" svg:height="1.22cm" svg:x="1.841cm" svg:y="4.013cm" svg:viewBox="0 0 18 1221" draw:points="0,1221 18,1221 18,0 0,0">
          <text:p/>
        </draw:polygon>
        <draw:polygon draw:style-name="gr4" draw:text-style-name="P5" draw:layer="layout" svg:width="0.017cm" svg:height="1.22cm" svg:x="6.99cm" svg:y="4.013cm" svg:viewBox="0 0 18 1221" draw:points="0,1221 18,1221 18,0 0,0">
          <text:p/>
        </draw:polygon>
        <draw:polygon draw:style-name="gr4" draw:text-style-name="P5" draw:layer="layout" svg:width="0.017cm" svg:height="1.22cm" svg:x="19.346cm" svg:y="4.013cm" svg:viewBox="0 0 18 1221" draw:points="0,1221 18,1221 18,0 0,0">
          <text:p/>
        </draw:polygon>
        <draw:frame draw:style-name="gr2" draw:text-style-name="P3" draw:layer="layout" svg:width="0.35cm" svg:height="0.39cm" svg:x="7.152cm" svg:y="4.831cm">
          <draw:text-box>
            <text:p text:style-name="P2"><text:span text:style-name="T1"><text:s/></text:span></text:p>
          </draw:text-box>
        </draw:frame>
        <draw:frame draw:style-name="gr14" draw:text-style-name="P4" draw:layer="layout" svg:width="2.042cm" svg:height="0.437cm" svg:x="1.998cm" svg:y="5.322cm">
          <draw:text-box>
            <text:p text:style-name="P2"><text:span text:style-name="T2">Posta Kodu: </text:span></text:p>
          </draw:text-box>
        </draw:frame>
        <draw:frame draw:style-name="gr15" draw:text-style-name="P4" draw:layer="layout" svg:width="1.043cm" svg:height="0.437cm" svg:x="7.152cm" svg:y="5.322cm">
          <draw:text-box>
            <text:p text:style-name="P2"><text:span text:style-name="T2">Ş</text:span><text:span text:style-name="T2">e</text:span><text:span text:style-name="T2">h</text:span><text:span text:style-name="T2">i</text:span><text:span text:style-name="T2">r</text:span><text:span text:style-name="T2">:</text:span><text:span text:style-name="T2"> </text:span></text:p>
          </draw:text-box>
        </draw:frame>
        <draw:polygon draw:style-name="gr4" draw:text-style-name="P5" draw:layer="layout" svg:width="0.017cm" svg:height="0.017cm" svg:x="1.841cm" svg:y="5.233cm" svg:viewBox="0 0 18 18" draw:points="0,18 18,18 18,0 0,0">
          <text:p/>
        </draw:polygon>
        <draw:polygon draw:style-name="gr4" draw:text-style-name="P5" draw:layer="layout" svg:width="5.132cm" svg:height="0.017cm" svg:x="1.858cm" svg:y="5.233cm" svg:viewBox="0 0 5133 18" draw:points="0,18 5133,18 5133,0 0,0">
          <text:p/>
        </draw:polygon>
        <draw:polygon draw:style-name="gr4" draw:text-style-name="P5" draw:layer="layout" svg:width="0.017cm" svg:height="0.017cm" svg:x="6.99cm" svg:y="5.233cm" svg:viewBox="0 0 18 18" draw:points="0,18 18,18 18,0 0,0">
          <text:p/>
        </draw:polygon>
        <draw:polygon draw:style-name="gr4" draw:text-style-name="P5" draw:layer="layout" svg:width="6.089cm" svg:height="0.017cm" svg:x="7.007cm" svg:y="5.233cm" svg:viewBox="0 0 6090 18" draw:points="0,18 6090,18 6090,0 0,0">
          <text:p/>
        </draw:polygon>
        <draw:polygon draw:style-name="gr4" draw:text-style-name="P5" draw:layer="layout" svg:width="0.017cm" svg:height="0.017cm" svg:x="13.096cm" svg:y="5.233cm" svg:viewBox="0 0 18 18" draw:points="0,18 18,18 18,0 0,0">
          <text:p/>
        </draw:polygon>
        <draw:polygon draw:style-name="gr4" draw:text-style-name="P5" draw:layer="layout" svg:width="6.233cm" svg:height="0.017cm" svg:x="13.113cm" svg:y="5.233cm" svg:viewBox="0 0 6234 18" draw:points="0,18 6234,18 6234,0 0,0">
          <text:p/>
        </draw:polygon>
        <draw:polygon draw:style-name="gr4" draw:text-style-name="P5" draw:layer="layout" svg:width="0.017cm" svg:height="0.017cm" svg:x="19.346cm" svg:y="5.233cm" svg:viewBox="0 0 18 18" draw:points="0,18 18,18 18,0 0,0">
          <text:p/>
        </draw:polygon>
        <draw:polygon draw:style-name="gr4" draw:text-style-name="P5" draw:layer="layout" svg:width="0.017cm" svg:height="0.588cm" svg:x="1.841cm" svg:y="5.25cm" svg:viewBox="0 0 18 589" draw:points="0,589 18,589 18,0 0,0">
          <text:p/>
        </draw:polygon>
        <draw:polygon draw:style-name="gr4" draw:text-style-name="P5" draw:layer="layout" svg:width="0.017cm" svg:height="0.588cm" svg:x="6.99cm" svg:y="5.25cm" svg:viewBox="0 0 18 589" draw:points="0,589 18,589 18,0 0,0">
          <text:p/>
        </draw:polygon>
        <draw:polygon draw:style-name="gr4" draw:text-style-name="P5" draw:layer="layout" svg:width="0.017cm" svg:height="0.588cm" svg:x="13.096cm" svg:y="5.25cm" svg:viewBox="0 0 18 589" draw:points="0,589 18,589 18,0 0,0">
          <text:p/>
        </draw:polygon>
        <draw:polygon draw:style-name="gr4" draw:text-style-name="P5" draw:layer="layout" svg:width="0.017cm" svg:height="0.588cm" svg:x="19.346cm" svg:y="5.25cm" svg:viewBox="0 0 18 589" draw:points="0,589 18,589 18,0 0,0">
          <text:p/>
        </draw:polygon>
        <draw:frame draw:style-name="gr16" draw:text-style-name="P4" draw:layer="layout" svg:width="0.734cm" svg:height="0.437cm" svg:x="13.253cm" svg:y="5.322cm">
          <draw:text-box>
            <text:p text:style-name="P2"><text:span text:style-name="T2">T</text:span><text:span text:style-name="T2">e</text:span><text:span text:style-name="T2">l</text:span><text:span text:style-name="T2">:</text:span><text:span text:style-name="T2"> </text:span></text:p>
          </draw:text-box>
        </draw:frame>
        <draw:frame draw:style-name="gr17" draw:text-style-name="P4" draw:layer="layout" svg:width="1.467cm" svg:height="0.437cm" svg:x="1.998cm" svg:y="5.927cm">
          <draw:text-box>
            <text:p text:style-name="P2"><text:span text:style-name="T2">C</text:span><text:span text:style-name="T2">e</text:span><text:span text:style-name="T2">p</text:span><text:span text:style-name="T2"> </text:span><text:span text:style-name="T2">T</text:span><text:span text:style-name="T2">e</text:span><text:span text:style-name="T2">l</text:span><text:span text:style-name="T2">: </text:span></text:p>
          </draw:text-box>
        </draw:frame>
        <draw:frame draw:style-name="gr18" draw:text-style-name="P4" draw:layer="layout" svg:width="0.955cm" svg:height="0.437cm" svg:x="7.152cm" svg:y="5.927cm">
          <draw:text-box>
            <text:p text:style-name="P2"><text:span text:style-name="T2">F</text:span><text:span text:style-name="T2">a</text:span><text:span text:style-name="T2">k</text:span><text:span text:style-name="T2">s</text:span><text:span text:style-name="T2">: </text:span></text:p>
          </draw:text-box>
        </draw:frame>
        <draw:polygon draw:style-name="gr4" draw:text-style-name="P5" draw:layer="layout" svg:width="0.017cm" svg:height="0.017cm" svg:x="1.841cm" svg:y="5.838cm" svg:viewBox="0 0 18 18" draw:points="0,18 18,18 18,0 0,0">
          <text:p/>
        </draw:polygon>
        <draw:polygon draw:style-name="gr4" draw:text-style-name="P5" draw:layer="layout" svg:width="5.132cm" svg:height="0.017cm" svg:x="1.858cm" svg:y="5.838cm" svg:viewBox="0 0 5133 18" draw:points="0,18 5133,18 5133,0 0,0">
          <text:p/>
        </draw:polygon>
        <draw:polygon draw:style-name="gr4" draw:text-style-name="P5" draw:layer="layout" svg:width="0.017cm" svg:height="0.017cm" svg:x="6.99cm" svg:y="5.838cm" svg:viewBox="0 0 18 18" draw:points="0,18 18,18 18,0 0,0">
          <text:p/>
        </draw:polygon>
        <draw:polygon draw:style-name="gr4" draw:text-style-name="P5" draw:layer="layout" svg:width="6.089cm" svg:height="0.017cm" svg:x="7.007cm" svg:y="5.838cm" svg:viewBox="0 0 6090 18" draw:points="0,18 6090,18 6090,0 0,0">
          <text:p/>
        </draw:polygon>
        <draw:polygon draw:style-name="gr4" draw:text-style-name="P5" draw:layer="layout" svg:width="0.017cm" svg:height="0.017cm" svg:x="13.096cm" svg:y="5.838cm" svg:viewBox="0 0 18 18" draw:points="0,18 18,18 18,0 0,0">
          <text:p/>
        </draw:polygon>
        <draw:polygon draw:style-name="gr4" draw:text-style-name="P5" draw:layer="layout" svg:width="6.233cm" svg:height="0.017cm" svg:x="13.113cm" svg:y="5.838cm" svg:viewBox="0 0 6234 18" draw:points="0,18 6234,18 6234,0 0,0">
          <text:p/>
        </draw:polygon>
        <draw:polygon draw:style-name="gr4" draw:text-style-name="P5" draw:layer="layout" svg:width="0.017cm" svg:height="0.017cm" svg:x="19.346cm" svg:y="5.838cm" svg:viewBox="0 0 18 18" draw:points="0,18 18,18 18,0 0,0">
          <text:p/>
        </draw:polygon>
        <draw:polygon draw:style-name="gr4" draw:text-style-name="P5" draw:layer="layout" svg:width="0.017cm" svg:height="0.588cm" svg:x="1.841cm" svg:y="5.855cm" svg:viewBox="0 0 18 589" draw:points="0,589 18,589 18,0 0,0">
          <text:p/>
        </draw:polygon>
        <draw:polygon draw:style-name="gr4" draw:text-style-name="P5" draw:layer="layout" svg:width="0.017cm" svg:height="0.588cm" svg:x="6.99cm" svg:y="5.855cm" svg:viewBox="0 0 18 589" draw:points="0,589 18,589 18,0 0,0">
          <text:p/>
        </draw:polygon>
        <draw:polygon draw:style-name="gr4" draw:text-style-name="P5" draw:layer="layout" svg:width="0.017cm" svg:height="0.588cm" svg:x="13.096cm" svg:y="5.855cm" svg:viewBox="0 0 18 589" draw:points="0,589 18,589 18,0 0,0">
          <text:p/>
        </draw:polygon>
        <draw:polygon draw:style-name="gr4" draw:text-style-name="P5" draw:layer="layout" svg:width="0.017cm" svg:height="0.588cm" svg:x="19.346cm" svg:y="5.855cm" svg:viewBox="0 0 18 589" draw:points="0,589 18,589 18,0 0,0">
          <text:p/>
        </draw:polygon>
        <draw:frame draw:style-name="gr19" draw:text-style-name="P4" draw:layer="layout" svg:width="1.348cm" svg:height="0.437cm" svg:x="13.253cm" svg:y="5.927cm">
          <draw:text-box>
            <text:p text:style-name="P2"><text:span text:style-name="T2">e-posta: </text:span></text:p>
          </draw:text-box>
        </draw:frame>
        <draw:frame draw:style-name="gr20" draw:text-style-name="P4" draw:layer="layout" svg:width="2.529cm" svg:height="0.437cm" svg:x="1.998cm" svg:y="6.541cm">
          <draw:text-box>
            <text:p text:style-name="P2"><text:span text:style-name="T3">Kayıtlı olduğu </text:span></text:p>
          </draw:text-box>
        </draw:frame>
        <draw:frame draw:style-name="gr21" draw:text-style-name="P4" draw:layer="layout" svg:width="2.339cm" svg:height="0.437cm" svg:x="7.152cm" svg:y="6.533cm">
          <draw:text-box>
            <text:p text:style-name="P2"><text:span text:style-name="T2">Vergi Dairesi: </text:span></text:p>
          </draw:text-box>
        </draw:frame>
        <draw:polygon draw:style-name="gr4" draw:text-style-name="P5" draw:layer="layout" svg:width="0.017cm" svg:height="0.017cm" svg:x="1.841cm" svg:y="6.443cm" svg:viewBox="0 0 18 18" draw:points="0,18 18,18 18,0 0,0">
          <text:p/>
        </draw:polygon>
        <draw:polygon draw:style-name="gr4" draw:text-style-name="P5" draw:layer="layout" svg:width="5.132cm" svg:height="0.017cm" svg:x="1.858cm" svg:y="6.443cm" svg:viewBox="0 0 5133 18" draw:points="0,18 5133,18 5133,0 0,0">
          <text:p/>
        </draw:polygon>
        <draw:polygon draw:style-name="gr4" draw:text-style-name="P5" draw:layer="layout" svg:width="0.017cm" svg:height="0.017cm" svg:x="6.99cm" svg:y="6.443cm" svg:viewBox="0 0 18 18" draw:points="0,18 18,18 18,0 0,0">
          <text:p/>
        </draw:polygon>
        <draw:polygon draw:style-name="gr4" draw:text-style-name="P5" draw:layer="layout" svg:width="6.089cm" svg:height="0.017cm" svg:x="7.007cm" svg:y="6.443cm" svg:viewBox="0 0 6090 18" draw:points="0,18 6090,18 6090,0 0,0">
          <text:p/>
        </draw:polygon>
        <draw:polygon draw:style-name="gr4" draw:text-style-name="P5" draw:layer="layout" svg:width="0.017cm" svg:height="0.017cm" svg:x="13.096cm" svg:y="6.443cm" svg:viewBox="0 0 18 18" draw:points="0,18 18,18 18,0 0,0">
          <text:p/>
        </draw:polygon>
        <draw:polygon draw:style-name="gr4" draw:text-style-name="P5" draw:layer="layout" svg:width="6.233cm" svg:height="0.017cm" svg:x="13.113cm" svg:y="6.443cm" svg:viewBox="0 0 6234 18" draw:points="0,18 6234,18 6234,0 0,0">
          <text:p/>
        </draw:polygon>
        <draw:polygon draw:style-name="gr4" draw:text-style-name="P5" draw:layer="layout" svg:width="0.017cm" svg:height="0.017cm" svg:x="19.346cm" svg:y="6.443cm" svg:viewBox="0 0 18 18" draw:points="0,18 18,18 18,0 0,0">
          <text:p/>
        </draw:polygon>
        <draw:polygon draw:style-name="gr4" draw:text-style-name="P5" draw:layer="layout" svg:width="0.017cm" svg:height="0.546cm" svg:x="1.841cm" svg:y="6.46cm" svg:viewBox="0 0 18 547" draw:points="0,547 18,547 18,0 0,0">
          <text:p/>
        </draw:polygon>
        <draw:polygon draw:style-name="gr4" draw:text-style-name="P5" draw:layer="layout" svg:width="0.017cm" svg:height="0.017cm" svg:x="1.841cm" svg:y="7.006cm" svg:viewBox="0 0 18 18" draw:points="0,18 18,18 18,0 0,0">
          <text:p/>
        </draw:polygon>
        <draw:polygon draw:style-name="gr4" draw:text-style-name="P5" draw:layer="layout" svg:width="0.017cm" svg:height="0.017cm" svg:x="1.841cm" svg:y="7.006cm" svg:viewBox="0 0 18 18" draw:points="0,18 18,18 18,0 0,0">
          <text:p/>
        </draw:polygon>
        <draw:polygon draw:style-name="gr4" draw:text-style-name="P5" draw:layer="layout" svg:width="5.132cm" svg:height="0.017cm" svg:x="1.858cm" svg:y="7.006cm" svg:viewBox="0 0 5133 18" draw:points="0,18 5133,18 5133,0 0,0">
          <text:p/>
        </draw:polygon>
        <draw:polygon draw:style-name="gr4" draw:text-style-name="P5" draw:layer="layout" svg:width="0.017cm" svg:height="0.546cm" svg:x="6.99cm" svg:y="6.46cm" svg:viewBox="0 0 18 547" draw:points="0,547 18,547 18,0 0,0">
          <text:p/>
        </draw:polygon>
        <draw:polygon draw:style-name="gr4" draw:text-style-name="P5" draw:layer="layout" svg:width="0.017cm" svg:height="0.017cm" svg:x="6.99cm" svg:y="7.006cm" svg:viewBox="0 0 18 18" draw:points="0,18 18,18 18,0 0,0">
          <text:p/>
        </draw:polygon>
        <draw:polygon draw:style-name="gr4" draw:text-style-name="P5" draw:layer="layout" svg:width="6.089cm" svg:height="0.017cm" svg:x="7.007cm" svg:y="7.006cm" svg:viewBox="0 0 6090 18" draw:points="0,18 6090,18 6090,0 0,0">
          <text:p/>
        </draw:polygon>
        <draw:polygon draw:style-name="gr4" draw:text-style-name="P5" draw:layer="layout" svg:width="0.017cm" svg:height="0.546cm" svg:x="13.096cm" svg:y="6.46cm" svg:viewBox="0 0 18 547" draw:points="0,547 18,547 18,0 0,0">
          <text:p/>
        </draw:polygon>
        <draw:polygon draw:style-name="gr4" draw:text-style-name="P5" draw:layer="layout" svg:width="0.017cm" svg:height="0.017cm" svg:x="13.096cm" svg:y="7.006cm" svg:viewBox="0 0 18 18" draw:points="0,18 18,18 18,0 0,0">
          <text:p/>
        </draw:polygon>
        <draw:polygon draw:style-name="gr4" draw:text-style-name="P5" draw:layer="layout" svg:width="6.233cm" svg:height="0.017cm" svg:x="13.113cm" svg:y="7.006cm" svg:viewBox="0 0 6234 18" draw:points="0,18 6234,18 6234,0 0,0">
          <text:p/>
        </draw:polygon>
        <draw:polygon draw:style-name="gr4" draw:text-style-name="P5" draw:layer="layout" svg:width="0.017cm" svg:height="0.546cm" svg:x="19.346cm" svg:y="6.46cm" svg:viewBox="0 0 18 547" draw:points="0,547 18,547 18,0 0,0">
          <text:p/>
        </draw:polygon>
        <draw:polygon draw:style-name="gr4" draw:text-style-name="P5" draw:layer="layout" svg:width="0.017cm" svg:height="0.017cm" svg:x="19.346cm" svg:y="7.006cm" svg:viewBox="0 0 18 18" draw:points="0,18 18,18 18,0 0,0">
          <text:p/>
        </draw:polygon>
        <draw:polygon draw:style-name="gr4" draw:text-style-name="P5" draw:layer="layout" svg:width="0.017cm" svg:height="0.017cm" svg:x="19.346cm" svg:y="7.006cm" svg:viewBox="0 0 18 18" draw:points="0,18 18,18 18,0 0,0">
          <text:p/>
        </draw:polygon>
        <draw:frame draw:style-name="gr22" draw:text-style-name="P4" draw:layer="layout" svg:width="1.687cm" svg:height="0.437cm" svg:x="13.253cm" svg:y="6.533cm">
          <draw:text-box>
            <text:p text:style-name="P2"><text:span text:style-name="T2">Vergi No: </text:span></text:p>
          </draw:text-box>
        </draw:frame>
        <draw:frame draw:style-name="gr2" draw:text-style-name="P3" draw:layer="layout" svg:width="0.35cm" svg:height="0.39cm" svg:x="1.998cm" svg:y="6.867cm">
          <draw:text-box>
            <text:p text:style-name="P2"><text:span text:style-name="T1"><text:s/></text:span></text:p>
          </draw:text-box>
        </draw:frame>
        <draw:frame draw:style-name="gr23" draw:text-style-name="P4" draw:layer="layout" svg:width="3.825cm" svg:height="0.437cm" svg:x="1.998cm" svg:y="7.257cm">
          <draw:text-box>
            <text:p text:style-name="P2"><text:span text:style-name="T3">Katılımcı <text:s/>Adı <text:s/>Soyadı </text:span></text:p>
          </draw:text-box>
        </draw:frame>
        <draw:frame draw:style-name="gr24" draw:text-style-name="P6" draw:layer="layout" svg:width="2.479cm" svg:height="0.353cm" svg:x="1.998cm" svg:y="7.698cm">
          <draw:text-box>
            <text:p text:style-name="P2"><text:span text:style-name="T6">Name of Applicant </text:span></text:p>
          </draw:text-box>
        </draw:frame>
        <draw:polygon draw:style-name="gr4" draw:text-style-name="P5" draw:layer="layout" svg:width="0.017cm" svg:height="0.016cm" svg:x="1.841cm" svg:y="7.227cm" svg:viewBox="0 0 18 17" draw:points="0,17 18,17 18,0 0,0">
          <text:p/>
        </draw:polygon>
        <draw:polygon draw:style-name="gr4" draw:text-style-name="P5" draw:layer="layout" svg:width="0.017cm" svg:height="0.016cm" svg:x="1.841cm" svg:y="7.227cm" svg:viewBox="0 0 18 17" draw:points="0,17 18,17 18,0 0,0">
          <text:p/>
        </draw:polygon>
        <draw:polygon draw:style-name="gr4" draw:text-style-name="P5" draw:layer="layout" svg:width="6.386cm" svg:height="0.016cm" svg:x="1.858cm" svg:y="7.227cm" svg:viewBox="0 0 6387 17" draw:points="0,17 6387,17 6387,0 0,0">
          <text:p/>
        </draw:polygon>
        <draw:polygon draw:style-name="gr4" draw:text-style-name="P5" draw:layer="layout" svg:width="0.016cm" svg:height="0.016cm" svg:x="8.244cm" svg:y="7.227cm" svg:viewBox="0 0 17 17" draw:points="0,17 17,17 17,0 0,0">
          <text:p/>
        </draw:polygon>
        <draw:polygon draw:style-name="gr4" draw:text-style-name="P5" draw:layer="layout" svg:width="11.086cm" svg:height="0.016cm" svg:x="8.26cm" svg:y="7.227cm" svg:viewBox="0 0 11087 17" draw:points="0,17 11087,17 11087,0 0,0">
          <text:p/>
        </draw:polygon>
        <draw:polygon draw:style-name="gr4" draw:text-style-name="P5" draw:layer="layout" svg:width="0.017cm" svg:height="0.016cm" svg:x="19.346cm" svg:y="7.227cm" svg:viewBox="0 0 18 17" draw:points="0,17 18,17 18,0 0,0">
          <text:p/>
        </draw:polygon>
        <draw:polygon draw:style-name="gr4" draw:text-style-name="P5" draw:layer="layout" svg:width="0.017cm" svg:height="0.016cm" svg:x="19.346cm" svg:y="7.227cm" svg:viewBox="0 0 18 17" draw:points="0,17 18,17 18,0 0,0">
          <text:p/>
        </draw:polygon>
        <draw:polygon draw:style-name="gr4" draw:text-style-name="P5" draw:layer="layout" svg:width="0.017cm" svg:height="0.813cm" svg:x="1.841cm" svg:y="7.243cm" svg:viewBox="0 0 18 814" draw:points="0,814 18,814 18,0 0,0">
          <text:p/>
        </draw:polygon>
        <draw:polygon draw:style-name="gr4" draw:text-style-name="P5" draw:layer="layout" svg:width="0.016cm" svg:height="0.813cm" svg:x="8.244cm" svg:y="7.243cm" svg:viewBox="0 0 17 814" draw:points="0,814 17,814 17,0 0,0">
          <text:p/>
        </draw:polygon>
        <draw:polygon draw:style-name="gr4" draw:text-style-name="P5" draw:layer="layout" svg:width="0.017cm" svg:height="0.813cm" svg:x="19.346cm" svg:y="7.243cm" svg:viewBox="0 0 18 814" draw:points="0,814 18,814 18,0 0,0">
          <text:p/>
        </draw:polygon>
        <draw:frame draw:style-name="gr2" draw:text-style-name="P3" draw:layer="layout" svg:width="0.35cm" svg:height="0.39cm" svg:x="8.405cm" svg:y="7.248cm">
          <draw:text-box>
            <text:p text:style-name="P2"><text:span text:style-name="T1"><text:s/></text:span></text:p>
          </draw:text-box>
        </draw:frame>
        <draw:frame draw:style-name="gr25" draw:text-style-name="P4" draw:layer="layout" svg:width="5.726cm" svg:height="0.437cm" svg:x="1.998cm" svg:y="8.078cm">
          <draw:text-box>
            <text:p text:style-name="P2"><text:span text:style-name="T3">Doğum Yeri</text:span><text:span text:style-name="T5"> ve </text:span><text:span text:style-name="T3">Tarihi </text:span><text:span text:style-name="T5">(gün/ay/yıl) </text:span></text:p>
          </draw:text-box>
        </draw:frame>
        <draw:frame draw:style-name="gr26" draw:text-style-name="P6" draw:layer="layout" svg:width="4.985cm" svg:height="0.353cm" svg:x="1.998cm" svg:y="8.523cm">
          <draw:text-box>
            <text:p text:style-name="P2"><text:span text:style-name="T6">Place and Date of birth (day/mo/year) </text:span></text:p>
          </draw:text-box>
        </draw:frame>
        <draw:polygon draw:style-name="gr4" draw:text-style-name="P5" draw:layer="layout" svg:width="0.017cm" svg:height="0.017cm" svg:x="1.841cm" svg:y="8.056cm" svg:viewBox="0 0 18 18" draw:points="0,18 18,18 18,0 0,0">
          <text:p/>
        </draw:polygon>
        <draw:polygon draw:style-name="gr4" draw:text-style-name="P5" draw:layer="layout" svg:width="6.386cm" svg:height="0.017cm" svg:x="1.858cm" svg:y="8.056cm" svg:viewBox="0 0 6387 18" draw:points="0,18 6387,18 6387,0 0,0">
          <text:p/>
        </draw:polygon>
        <draw:polygon draw:style-name="gr4" draw:text-style-name="P5" draw:layer="layout" svg:width="0.016cm" svg:height="0.017cm" svg:x="8.244cm" svg:y="8.056cm" svg:viewBox="0 0 17 18" draw:points="0,18 17,18 17,0 0,0">
          <text:p/>
        </draw:polygon>
        <draw:polygon draw:style-name="gr4" draw:text-style-name="P5" draw:layer="layout" svg:width="11.086cm" svg:height="0.017cm" svg:x="8.26cm" svg:y="8.056cm" svg:viewBox="0 0 11087 18" draw:points="0,18 11087,18 11087,0 0,0">
          <text:p/>
        </draw:polygon>
        <draw:polygon draw:style-name="gr4" draw:text-style-name="P5" draw:layer="layout" svg:width="0.017cm" svg:height="0.017cm" svg:x="19.346cm" svg:y="8.056cm" svg:viewBox="0 0 18 18" draw:points="0,18 18,18 18,0 0,0">
          <text:p/>
        </draw:polygon>
        <draw:polygon draw:style-name="gr4" draw:text-style-name="P5" draw:layer="layout" svg:width="0.017cm" svg:height="0.813cm" svg:x="1.841cm" svg:y="8.073cm" svg:viewBox="0 0 18 814" draw:points="0,814 18,814 18,0 0,0">
          <text:p/>
        </draw:polygon>
        <draw:polygon draw:style-name="gr4" draw:text-style-name="P5" draw:layer="layout" svg:width="0.016cm" svg:height="0.813cm" svg:x="8.244cm" svg:y="8.073cm" svg:viewBox="0 0 17 814" draw:points="0,814 17,814 17,0 0,0">
          <text:p/>
        </draw:polygon>
        <draw:polygon draw:style-name="gr4" draw:text-style-name="P5" draw:layer="layout" svg:width="0.017cm" svg:height="0.813cm" svg:x="19.346cm" svg:y="8.073cm" svg:viewBox="0 0 18 814" draw:points="0,814 18,814 18,0 0,0">
          <text:p/>
        </draw:polygon>
        <draw:frame draw:style-name="gr2" draw:text-style-name="P3" draw:layer="layout" svg:width="0.35cm" svg:height="0.39cm" svg:x="8.405cm" svg:y="8.078cm">
          <draw:text-box>
            <text:p text:style-name="P2"><text:span text:style-name="T1"><text:s/></text:span></text:p>
          </draw:text-box>
        </draw:frame>
        <draw:frame draw:style-name="gr27" draw:text-style-name="P4" draw:layer="layout" svg:width="4.074cm" svg:height="0.437cm" svg:x="1.998cm" svg:y="8.916cm">
          <draw:text-box>
            <text:p text:style-name="P2"><text:span text:style-name="T3">Görev Ünvanı / Mesleği </text:span></text:p>
          </draw:text-box>
        </draw:frame>
        <draw:frame draw:style-name="gr28" draw:text-style-name="P6" draw:layer="layout" svg:width="2.28cm" svg:height="0.353cm" svg:x="1.998cm" svg:y="9.354cm">
          <draw:text-box>
            <text:p text:style-name="P2"><text:span text:style-name="T6">Title / Profession </text:span></text:p>
          </draw:text-box>
        </draw:frame>
        <draw:frame draw:style-name="gr2" draw:text-style-name="P3" draw:layer="layout" svg:width="0.35cm" svg:height="0.39cm" svg:x="8.405cm" svg:y="8.9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8.405cm" svg:y="9.315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41cm" svg:y="8.886cm" svg:viewBox="0 0 18 18" draw:points="0,18 18,18 18,0 0,0">
          <text:p/>
        </draw:polygon>
        <draw:polygon draw:style-name="gr4" draw:text-style-name="P5" draw:layer="layout" svg:width="6.386cm" svg:height="0.017cm" svg:x="1.858cm" svg:y="8.886cm" svg:viewBox="0 0 6387 18" draw:points="0,18 6387,18 6387,0 0,0">
          <text:p/>
        </draw:polygon>
        <draw:polygon draw:style-name="gr4" draw:text-style-name="P5" draw:layer="layout" svg:width="0.016cm" svg:height="0.017cm" svg:x="8.244cm" svg:y="8.886cm" svg:viewBox="0 0 17 18" draw:points="0,18 17,18 17,0 0,0">
          <text:p/>
        </draw:polygon>
        <draw:polygon draw:style-name="gr4" draw:text-style-name="P5" draw:layer="layout" svg:width="11.086cm" svg:height="0.017cm" svg:x="8.26cm" svg:y="8.886cm" svg:viewBox="0 0 11087 18" draw:points="0,18 11087,18 11087,0 0,0">
          <text:p/>
        </draw:polygon>
        <draw:polygon draw:style-name="gr4" draw:text-style-name="P5" draw:layer="layout" svg:width="0.017cm" svg:height="0.017cm" svg:x="19.346cm" svg:y="8.886cm" svg:viewBox="0 0 18 18" draw:points="0,18 18,18 18,0 0,0">
          <text:p/>
        </draw:polygon>
        <draw:polygon draw:style-name="gr4" draw:text-style-name="P5" draw:layer="layout" svg:width="0.017cm" svg:height="1.216cm" svg:x="1.841cm" svg:y="8.903cm" svg:viewBox="0 0 18 1217" draw:points="0,1217 18,1217 18,0 0,0">
          <text:p/>
        </draw:polygon>
        <draw:polygon draw:style-name="gr4" draw:text-style-name="P5" draw:layer="layout" svg:width="0.016cm" svg:height="1.216cm" svg:x="8.244cm" svg:y="8.903cm" svg:viewBox="0 0 17 1217" draw:points="0,1217 17,1217 17,0 0,0">
          <text:p/>
        </draw:polygon>
        <draw:polygon draw:style-name="gr4" draw:text-style-name="P5" draw:layer="layout" svg:width="0.017cm" svg:height="1.216cm" svg:x="19.346cm" svg:y="8.903cm" svg:viewBox="0 0 18 1217" draw:points="0,1217 18,1217 18,0 0,0">
          <text:p/>
        </draw:polygon>
        <draw:frame draw:style-name="gr2" draw:text-style-name="P3" draw:layer="layout" svg:width="0.35cm" svg:height="0.39cm" svg:x="8.405cm" svg:y="9.717cm">
          <draw:text-box>
            <text:p text:style-name="P2"><text:span text:style-name="T1"><text:s/></text:span></text:p>
          </draw:text-box>
        </draw:frame>
        <draw:frame draw:style-name="gr29" draw:text-style-name="P4" draw:layer="layout" svg:width="5.014cm" svg:height="0.437cm" svg:x="1.998cm" svg:y="10.255cm">
          <draw:text-box>
            <text:p text:style-name="P2"><text:span text:style-name="T3">Mezun olduğu okul ve bölüm </text:span></text:p>
          </draw:text-box>
        </draw:frame>
        <draw:frame draw:style-name="gr30" draw:text-style-name="P6" draw:layer="layout" svg:width="4.439cm" svg:height="0.353cm" svg:x="1.998cm" svg:y="10.802cm">
          <draw:text-box>
            <text:p text:style-name="P2"><text:span text:style-name="T6">School and department completed </text:span></text:p>
          </draw:text-box>
        </draw:frame>
        <draw:polygon draw:style-name="gr4" draw:text-style-name="P5" draw:layer="layout" svg:width="0.017cm" svg:height="0.018cm" svg:x="1.841cm" svg:y="10.119cm" svg:viewBox="0 0 18 19" draw:points="0,19 18,19 18,0 0,0">
          <text:p/>
        </draw:polygon>
        <draw:polygon draw:style-name="gr4" draw:text-style-name="P5" draw:layer="layout" svg:width="6.386cm" svg:height="0.018cm" svg:x="1.858cm" svg:y="10.119cm" svg:viewBox="0 0 6387 19" draw:points="0,19 6387,19 6387,0 0,0">
          <text:p/>
        </draw:polygon>
        <draw:polygon draw:style-name="gr4" draw:text-style-name="P5" draw:layer="layout" svg:width="0.016cm" svg:height="0.018cm" svg:x="8.244cm" svg:y="10.119cm" svg:viewBox="0 0 17 19" draw:points="0,19 17,19 17,0 0,0">
          <text:p/>
        </draw:polygon>
        <draw:polygon draw:style-name="gr4" draw:text-style-name="P5" draw:layer="layout" svg:width="11.086cm" svg:height="0.018cm" svg:x="8.26cm" svg:y="10.119cm" svg:viewBox="0 0 11087 19" draw:points="0,19 11087,19 11087,0 0,0">
          <text:p/>
        </draw:polygon>
        <draw:polygon draw:style-name="gr4" draw:text-style-name="P5" draw:layer="layout" svg:width="0.017cm" svg:height="0.018cm" svg:x="19.346cm" svg:y="10.119cm" svg:viewBox="0 0 18 19" draw:points="0,19 18,19 18,0 0,0">
          <text:p/>
        </draw:polygon>
        <draw:polygon draw:style-name="gr4" draw:text-style-name="P5" draw:layer="layout" svg:width="0.017cm" svg:height="1.13cm" svg:x="1.841cm" svg:y="10.136cm" svg:viewBox="0 0 18 1131" draw:points="0,1131 18,1131 18,0 0,0">
          <text:p/>
        </draw:polygon>
        <draw:polygon draw:style-name="gr4" draw:text-style-name="P5" draw:layer="layout" svg:width="0.016cm" svg:height="1.13cm" svg:x="8.244cm" svg:y="10.136cm" svg:viewBox="0 0 17 1131" draw:points="0,1131 17,1131 17,0 0,0">
          <text:p/>
        </draw:polygon>
        <draw:polygon draw:style-name="gr4" draw:text-style-name="P5" draw:layer="layout" svg:width="0.017cm" svg:height="1.13cm" svg:x="19.346cm" svg:y="10.136cm" svg:viewBox="0 0 18 1131" draw:points="0,1131 18,1131 18,0 0,0">
          <text:p/>
        </draw:polygon>
        <draw:frame draw:style-name="gr2" draw:text-style-name="P3" draw:layer="layout" svg:width="0.35cm" svg:height="0.39cm" svg:x="8.405cm" svg:y="10.141cm">
          <draw:text-box>
            <text:p text:style-name="P2"><text:span text:style-name="T1"><text:s/></text:span></text:p>
          </draw:text-box>
        </draw:frame>
        <draw:frame draw:style-name="gr31" draw:text-style-name="P3" draw:layer="layout" svg:width="9.777cm" svg:height="0.39cm" svg:x="1.998cm" svg:y="11.394cm">
          <draw:text-box>
            <text:p text:style-name="P2"><text:span text:style-name="T1">ODTÜ PSM etik kurallarına uyacağımı beyan ve taahhüt ediyorum. <text:s/></text:span></text:p>
          </draw:text-box>
        </draw:frame>
        <draw:frame draw:style-name="gr32" draw:text-style-name="P7" draw:layer="layout" svg:width="0.283cm" svg:height="0.323cm" svg:x="2.189cm" svg:y="11.797cm">
          <draw:text-box>
            <text:p text:style-name="P2"><text:span text:style-name="T8"><text:s/></text:span></text:p>
          </draw:text-box>
        </draw:frame>
        <draw:frame draw:style-name="gr33" draw:text-style-name="P3" draw:layer="layout" svg:width="9.594cm" svg:height="0.39cm" svg:x="2.189cm" svg:y="12.135cm">
          <draw:text-box>
            <text:p text:style-name="P2"><text:span text:style-name="T1"><text:s text:c="96"/></text:span><text:span text:style-name="T9">İmza: <text:s/></text:span></text:p>
          </draw:text-box>
        </draw:frame>
        <draw:polygon draw:style-name="gr4" draw:text-style-name="P5" draw:layer="layout" svg:width="0.017cm" svg:height="0.017cm" svg:x="1.841cm" svg:y="11.266cm" svg:viewBox="0 0 18 18" draw:points="0,18 18,18 18,0 0,0">
          <text:p/>
        </draw:polygon>
        <draw:polygon draw:style-name="gr4" draw:text-style-name="P5" draw:layer="layout" svg:width="6.386cm" svg:height="0.017cm" svg:x="1.858cm" svg:y="11.266cm" svg:viewBox="0 0 6387 18" draw:points="0,18 6387,18 6387,0 0,0">
          <text:p/>
        </draw:polygon>
        <draw:polygon draw:style-name="gr4" draw:text-style-name="P5" draw:layer="layout" svg:width="0.016cm" svg:height="0.017cm" svg:x="8.244cm" svg:y="11.266cm" svg:viewBox="0 0 17 18" draw:points="0,18 17,18 17,0 0,0">
          <text:p/>
        </draw:polygon>
        <draw:polygon draw:style-name="gr4" draw:text-style-name="P5" draw:layer="layout" svg:width="11.086cm" svg:height="0.017cm" svg:x="8.26cm" svg:y="11.266cm" svg:viewBox="0 0 11087 18" draw:points="0,18 11087,18 11087,0 0,0">
          <text:p/>
        </draw:polygon>
        <draw:polygon draw:style-name="gr4" draw:text-style-name="P5" draw:layer="layout" svg:width="0.017cm" svg:height="0.017cm" svg:x="19.346cm" svg:y="11.266cm" svg:viewBox="0 0 18 18" draw:points="0,18 18,18 18,0 0,0">
          <text:p/>
        </draw:polygon>
        <draw:polygon draw:style-name="gr4" draw:text-style-name="P5" draw:layer="layout" svg:width="0.017cm" svg:height="1.245cm" svg:x="1.841cm" svg:y="11.283cm" svg:viewBox="0 0 18 1246" draw:points="0,1246 18,1246 18,0 0,0">
          <text:p/>
        </draw:polygon>
        <draw:polygon draw:style-name="gr4" draw:text-style-name="P5" draw:layer="layout" svg:width="0.017cm" svg:height="0.017cm" svg:x="1.841cm" svg:y="12.528cm" svg:viewBox="0 0 18 18" draw:points="0,18 18,18 18,0 0,0">
          <text:p/>
        </draw:polygon>
        <draw:polygon draw:style-name="gr4" draw:text-style-name="P5" draw:layer="layout" svg:width="0.017cm" svg:height="0.017cm" svg:x="1.841cm" svg:y="12.528cm" svg:viewBox="0 0 18 18" draw:points="0,18 18,18 18,0 0,0">
          <text:p/>
        </draw:polygon>
        <draw:polygon draw:style-name="gr4" draw:text-style-name="P5" draw:layer="layout" svg:width="17.488cm" svg:height="0.017cm" svg:x="1.858cm" svg:y="12.528cm" svg:viewBox="0 0 17489 18" draw:points="0,18 17489,18 17489,0 0,0">
          <text:p/>
        </draw:polygon>
        <draw:polygon draw:style-name="gr4" draw:text-style-name="P5" draw:layer="layout" svg:width="0.017cm" svg:height="1.245cm" svg:x="19.346cm" svg:y="11.283cm" svg:viewBox="0 0 18 1246" draw:points="0,1246 18,1246 18,0 0,0">
          <text:p/>
        </draw:polygon>
        <draw:polygon draw:style-name="gr4" draw:text-style-name="P5" draw:layer="layout" svg:width="0.017cm" svg:height="0.017cm" svg:x="19.346cm" svg:y="12.528cm" svg:viewBox="0 0 18 18" draw:points="0,18 18,18 18,0 0,0">
          <text:p/>
        </draw:polygon>
        <draw:polygon draw:style-name="gr4" draw:text-style-name="P5" draw:layer="layout" svg:width="0.017cm" svg:height="0.017cm" svg:x="19.346cm" svg:y="12.528cm" svg:viewBox="0 0 18 18" draw:points="0,18 18,18 18,0 0,0">
          <text:p/>
        </draw:polygon>
        <draw:frame draw:style-name="gr34" draw:text-style-name="P8" draw:layer="layout" svg:width="0.016cm" svg:height="0.039cm" svg:x="1.998cm" svg:y="12.513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cm" svg:height="0.39cm" svg:x="1.998cm" svg:y="12.389cm">
          <draw:text-box>
            <text:p text:style-name="P2"><text:span text:style-name="T1"><text:s/></text:span></text:p>
          </draw:text-box>
        </draw:frame>
        <draw:frame draw:style-name="gr35" draw:text-style-name="P4" draw:layer="layout" svg:width="2.568cm" svg:height="0.437cm" svg:x="1.998cm" svg:y="12.77cm">
          <draw:text-box>
            <text:p text:style-name="P2"><text:span text:style-name="T3">Test Yöntemi</text:span><text:span text:style-name="T5"> / </text:span></text:p>
          </draw:text-box>
        </draw:frame>
        <draw:frame draw:style-name="gr36" draw:text-style-name="P6" draw:layer="layout" svg:width="1.666cm" svg:height="0.353cm" svg:x="4.37cm" svg:y="12.834cm">
          <draw:text-box>
            <text:p text:style-name="P2"><text:span text:style-name="T6">Test Method </text:span></text:p>
          </draw:text-box>
        </draw:frame>
        <draw:frame draw:style-name="gr37" draw:text-style-name="P3" draw:layer="layout" svg:width="1.86cm" svg:height="0.39cm" svg:x="8.54cm" svg:y="12.77cm">
          <draw:text-box>
            <text:p text:style-name="P2"><text:span text:style-name="T1">Radyografik </text:span></text:p>
          </draw:text-box>
        </draw:frame>
        <draw:frame draw:style-name="gr38" draw:text-style-name="P3" draw:layer="layout" svg:width="1.407cm" svg:height="0.39cm" svg:x="8.765cm" svg:y="13.176cm">
          <draw:text-box>
            <text:p text:style-name="P2"><text:span text:style-name="T1">Muayene </text:span></text:p>
          </draw:text-box>
        </draw:frame>
        <draw:frame draw:style-name="gr39" draw:text-style-name="P3" draw:layer="layout" svg:width="0.777cm" svg:height="0.39cm" svg:x="9.078cm" svg:y="13.578cm">
          <draw:text-box>
            <text:p text:style-name="P2"><text:span text:style-name="T1">(RT) </text:span></text:p>
          </draw:text-box>
        </draw:frame>
        <draw:frame draw:style-name="gr40" draw:text-style-name="P3" draw:layer="layout" svg:width="1.581cm" svg:height="0.39cm" svg:x="10.861cm" svg:y="12.77cm">
          <draw:text-box>
            <text:p text:style-name="P2"><text:span text:style-name="T1">Ultrasonik </text:span></text:p>
          </draw:text-box>
        </draw:frame>
        <draw:frame draw:style-name="gr38" draw:text-style-name="P3" draw:layer="layout" svg:width="1.407cm" svg:height="0.39cm" svg:x="10.95cm" svg:y="13.176cm">
          <draw:text-box>
            <text:p text:style-name="P2"><text:span text:style-name="T1">Muayene </text:span></text:p>
          </draw:text-box>
        </draw:frame>
        <draw:frame draw:style-name="gr41" draw:text-style-name="P3" draw:layer="layout" svg:width="0.798cm" svg:height="0.39cm" svg:x="11.25cm" svg:y="13.578cm">
          <draw:text-box>
            <text:p text:style-name="P2"><text:span text:style-name="T1">(UT) </text:span></text:p>
          </draw:text-box>
        </draw:frame>
        <draw:frame draw:style-name="gr42" draw:text-style-name="P3" draw:layer="layout" svg:width="1.446cm" svg:height="0.39cm" svg:x="13.117cm" svg:y="12.77cm">
          <draw:text-box>
            <text:p text:style-name="P2"><text:span text:style-name="T1">Manyetik </text:span></text:p>
          </draw:text-box>
        </draw:frame>
        <draw:frame draw:style-name="gr43" draw:text-style-name="P3" draw:layer="layout" svg:width="1.306cm" svg:height="0.39cm" svg:x="13.181cm" svg:y="13.176cm">
          <draw:text-box>
            <text:p text:style-name="P2"><text:span text:style-name="T1">Parçacık </text:span></text:p>
          </draw:text-box>
        </draw:frame>
        <draw:frame draw:style-name="gr44" draw:text-style-name="P3" draw:layer="layout" svg:width="1.683cm" svg:height="0.39cm" svg:x="12.995cm" svg:y="13.578cm">
          <draw:text-box>
            <text:p text:style-name="P2"><text:span text:style-name="T1">Mua. (MT) </text:span></text:p>
          </draw:text-box>
        </draw:frame>
        <draw:frame draw:style-name="gr45" draw:text-style-name="P3" draw:layer="layout" svg:width="1.513cm" svg:height="0.39cm" svg:x="15.311cm" svg:y="12.77cm">
          <draw:text-box>
            <text:p text:style-name="P2"><text:span text:style-name="T1">Penetrant <text:s/></text:span></text:p>
          </draw:text-box>
        </draw:frame>
        <draw:frame draw:style-name="gr46" draw:text-style-name="P3" draw:layer="layout" svg:width="1.64cm" svg:height="0.39cm" svg:x="15.201cm" svg:y="13.176cm">
          <draw:text-box>
            <text:p text:style-name="P2"><text:span text:style-name="T1">Muayenesi </text:span></text:p>
          </draw:text-box>
        </draw:frame>
        <draw:frame draw:style-name="gr47" draw:text-style-name="P3" draw:layer="layout" svg:width="0.739cm" svg:height="0.39cm" svg:x="15.65cm" svg:y="13.578cm">
          <draw:text-box>
            <text:p text:style-name="P2"><text:span text:style-name="T1">(PT) </text:span></text:p>
          </draw:text-box>
        </draw:frame>
        <draw:frame draw:style-name="gr48" draw:text-style-name="P3" draw:layer="layout" svg:width="1.022cm" svg:height="0.39cm" svg:x="17.741cm" svg:y="12.77cm">
          <draw:text-box>
            <text:p text:style-name="P2"><text:span text:style-name="T1">Gözle <text:s/></text:span></text:p>
          </draw:text-box>
        </draw:frame>
        <draw:frame draw:style-name="gr38" draw:text-style-name="P3" draw:layer="layout" svg:width="1.407cm" svg:height="0.39cm" svg:x="17.508cm" svg:y="13.176cm">
          <draw:text-box>
            <text:p text:style-name="P2"><text:span text:style-name="T1">Muayene </text:span></text:p>
          </draw:text-box>
        </draw:frame>
        <draw:polygon draw:style-name="gr4" draw:text-style-name="P5" draw:layer="layout" svg:width="0.017cm" svg:height="0.017cm" svg:x="1.892cm" svg:y="12.748cm" svg:viewBox="0 0 18 18" draw:points="0,18 18,18 18,0 0,0">
          <text:p/>
        </draw:polygon>
        <draw:polygon draw:style-name="gr4" draw:text-style-name="P5" draw:layer="layout" svg:width="0.017cm" svg:height="0.017cm" svg:x="1.892cm" svg:y="12.748cm" svg:viewBox="0 0 18 18" draw:points="0,18 18,18 18,0 0,0">
          <text:p/>
        </draw:polygon>
        <draw:polygon draw:style-name="gr4" draw:text-style-name="P5" draw:layer="layout" svg:width="6.407cm" svg:height="0.017cm" svg:x="1.909cm" svg:y="12.748cm" svg:viewBox="0 0 6408 18" draw:points="0,18 6408,18 6408,0 0,0">
          <text:p/>
        </draw:polygon>
        <draw:polygon draw:style-name="gr4" draw:text-style-name="P5" draw:layer="layout" svg:width="0.016cm" svg:height="0.017cm" svg:x="8.316cm" svg:y="12.748cm" svg:viewBox="0 0 17 18" draw:points="0,18 17,18 17,0 0,0">
          <text:p/>
        </draw:polygon>
        <draw:polygon draw:style-name="gr4" draw:text-style-name="P5" draw:layer="layout" svg:width="2.169cm" svg:height="0.017cm" svg:x="8.332cm" svg:y="12.748cm" svg:viewBox="0 0 2170 18" draw:points="0,18 2170,18 2170,0 0,0">
          <text:p/>
        </draw:polygon>
        <draw:polygon draw:style-name="gr4" draw:text-style-name="P5" draw:layer="layout" svg:width="0.017cm" svg:height="0.017cm" svg:x="10.501cm" svg:y="12.748cm" svg:viewBox="0 0 18 18" draw:points="0,18 18,18 18,0 0,0">
          <text:p/>
        </draw:polygon>
        <draw:polygon draw:style-name="gr4" draw:text-style-name="P5" draw:layer="layout" svg:width="2.167cm" svg:height="0.017cm" svg:x="10.518cm" svg:y="12.748cm" svg:viewBox="0 0 2168 18" draw:points="0,18 2168,18 2168,0 0,0">
          <text:p/>
        </draw:polygon>
        <draw:polygon draw:style-name="gr4" draw:text-style-name="P5" draw:layer="layout" svg:width="0.017cm" svg:height="0.017cm" svg:x="12.685cm" svg:y="12.748cm" svg:viewBox="0 0 18 18" draw:points="0,18 18,18 18,0 0,0">
          <text:p/>
        </draw:polygon>
        <draw:polygon draw:style-name="gr4" draw:text-style-name="P5" draw:layer="layout" svg:width="2.173cm" svg:height="0.017cm" svg:x="12.702cm" svg:y="12.748cm" svg:viewBox="0 0 2174 18" draw:points="0,18 2174,18 2174,0 0,0">
          <text:p/>
        </draw:polygon>
        <draw:polygon draw:style-name="gr4" draw:text-style-name="P5" draw:layer="layout" svg:width="0.017cm" svg:height="0.017cm" svg:x="14.875cm" svg:y="12.748cm" svg:viewBox="0 0 18 18" draw:points="0,18 18,18 18,0 0,0">
          <text:p/>
        </draw:polygon>
        <draw:polygon draw:style-name="gr4" draw:text-style-name="P5" draw:layer="layout" svg:width="2.167cm" svg:height="0.017cm" svg:x="14.892cm" svg:y="12.748cm" svg:viewBox="0 0 2168 18" draw:points="0,18 2168,18 2168,0 0,0">
          <text:p/>
        </draw:polygon>
        <draw:polygon draw:style-name="gr4" draw:text-style-name="P5" draw:layer="layout" svg:width="0.017cm" svg:height="0.017cm" svg:x="17.059cm" svg:y="12.748cm" svg:viewBox="0 0 18 18" draw:points="0,18 18,18 18,0 0,0">
          <text:p/>
        </draw:polygon>
        <draw:polygon draw:style-name="gr4" draw:text-style-name="P5" draw:layer="layout" svg:width="2.168cm" svg:height="0.017cm" svg:x="17.076cm" svg:y="12.748cm" svg:viewBox="0 0 2169 18" draw:points="0,18 2169,18 2169,0 0,0">
          <text:p/>
        </draw:polygon>
        <draw:polygon draw:style-name="gr4" draw:text-style-name="P5" draw:layer="layout" svg:width="0.017cm" svg:height="0.017cm" svg:x="19.244cm" svg:y="12.748cm" svg:viewBox="0 0 18 18" draw:points="0,18 18,18 18,0 0,0">
          <text:p/>
        </draw:polygon>
        <draw:polygon draw:style-name="gr4" draw:text-style-name="P5" draw:layer="layout" svg:width="0.017cm" svg:height="0.017cm" svg:x="19.244cm" svg:y="12.748cm" svg:viewBox="0 0 18 18" draw:points="0,18 18,18 18,0 0,0">
          <text:p/>
        </draw:polygon>
        <draw:polygon draw:style-name="gr4" draw:text-style-name="P5" draw:layer="layout" svg:width="0.017cm" svg:height="1.215cm" svg:x="1.892cm" svg:y="12.765cm" svg:viewBox="0 0 18 1216" draw:points="0,1216 18,1216 18,0 0,0">
          <text:p/>
        </draw:polygon>
        <draw:polygon draw:style-name="gr4" draw:text-style-name="P5" draw:layer="layout" svg:width="0.016cm" svg:height="1.215cm" svg:x="8.316cm" svg:y="12.765cm" svg:viewBox="0 0 17 1216" draw:points="0,1216 17,1216 17,0 0,0">
          <text:p/>
        </draw:polygon>
        <draw:polygon draw:style-name="gr4" draw:text-style-name="P5" draw:layer="layout" svg:width="0.017cm" svg:height="1.215cm" svg:x="10.501cm" svg:y="12.765cm" svg:viewBox="0 0 18 1216" draw:points="0,1216 18,1216 18,0 0,0">
          <text:p/>
        </draw:polygon>
        <draw:polygon draw:style-name="gr4" draw:text-style-name="P5" draw:layer="layout" svg:width="0.017cm" svg:height="1.215cm" svg:x="12.685cm" svg:y="12.765cm" svg:viewBox="0 0 18 1216" draw:points="0,1216 18,1216 18,0 0,0">
          <text:p/>
        </draw:polygon>
        <draw:polygon draw:style-name="gr4" draw:text-style-name="P5" draw:layer="layout" svg:width="0.017cm" svg:height="1.215cm" svg:x="14.875cm" svg:y="12.765cm" svg:viewBox="0 0 18 1216" draw:points="0,1216 18,1216 18,0 0,0">
          <text:p/>
        </draw:polygon>
        <draw:polygon draw:style-name="gr4" draw:text-style-name="P5" draw:layer="layout" svg:width="0.017cm" svg:height="1.215cm" svg:x="17.059cm" svg:y="12.765cm" svg:viewBox="0 0 18 1216" draw:points="0,1216 18,1216 18,0 0,0">
          <text:p/>
        </draw:polygon>
        <draw:polygon draw:style-name="gr4" draw:text-style-name="P5" draw:layer="layout" svg:width="0.017cm" svg:height="1.215cm" svg:x="19.244cm" svg:y="12.765cm" svg:viewBox="0 0 18 1216" draw:points="0,1216 18,1216 18,0 0,0">
          <text:p/>
        </draw:polygon>
        <draw:frame draw:style-name="gr41" draw:text-style-name="P3" draw:layer="layout" svg:width="0.798cm" svg:height="0.39cm" svg:x="17.809cm" svg:y="13.578cm">
          <draw:text-box>
            <text:p text:style-name="P2"><text:span text:style-name="T1">(VT) </text:span></text:p>
          </draw:text-box>
        </draw:frame>
        <draw:frame draw:style-name="gr49" draw:text-style-name="P4" draw:layer="layout" svg:width="2.851cm" svg:height="0.437cm" svg:x="1.998cm" svg:y="14.069cm">
          <draw:text-box>
            <text:p text:style-name="P2"><text:span text:style-name="T3">Tecrübe Süresi</text:span><text:span text:style-name="T5"> / </text:span></text:p>
          </draw:text-box>
        </draw:frame>
        <draw:frame draw:style-name="gr50" draw:text-style-name="P3" draw:layer="layout" svg:width="0.565cm" svg:height="0.39cm" svg:x="4.628cm" svg:y="14.103cm">
          <draw:text-box>
            <text:p text:style-name="P2"><text:span text:style-name="T4">Ind.</text:span></text:p>
          </draw:text-box>
        </draw:frame>
        <draw:frame draw:style-name="gr51" draw:text-style-name="P4" draw:layer="layout" svg:width="0.388cm" svg:height="0.437cm" svg:x="5.144cm" svg:y="14.069cm">
          <draw:text-box>
            <text:p text:style-name="P2"><text:span text:style-name="T5"><text:s/></text:span></text:p>
          </draw:text-box>
        </draw:frame>
        <draw:frame draw:style-name="gr52" draw:text-style-name="P6" draw:layer="layout" svg:width="1.831cm" svg:height="0.353cm" svg:x="5.233cm" svg:y="14.133cm">
          <draw:text-box>
            <text:p text:style-name="P2"><text:span text:style-name="T6">Experience <text:s text:c="4"/></text:span></text:p>
          </draw:text-box>
        </draw:frame>
        <draw:frame draw:style-name="gr2" draw:text-style-name="P3" draw:layer="layout" svg:width="0.35cm" svg:height="0.39cm" svg:x="8.426cm" svg:y="14.0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0.611cm" svg:y="14.0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2.796cm" svg:y="14.0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4.981cm" svg:y="14.002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92cm" svg:y="13.98cm" svg:viewBox="0 0 18 18" draw:points="0,18 18,18 18,0 0,0">
          <text:p/>
        </draw:polygon>
        <draw:polygon draw:style-name="gr4" draw:text-style-name="P5" draw:layer="layout" svg:width="6.407cm" svg:height="0.017cm" svg:x="1.909cm" svg:y="13.98cm" svg:viewBox="0 0 6408 18" draw:points="0,18 6408,18 6408,0 0,0">
          <text:p/>
        </draw:polygon>
        <draw:polygon draw:style-name="gr4" draw:text-style-name="P5" draw:layer="layout" svg:width="0.016cm" svg:height="0.017cm" svg:x="8.316cm" svg:y="13.98cm" svg:viewBox="0 0 17 18" draw:points="0,18 17,18 17,0 0,0">
          <text:p/>
        </draw:polygon>
        <draw:polygon draw:style-name="gr4" draw:text-style-name="P5" draw:layer="layout" svg:width="2.169cm" svg:height="0.017cm" svg:x="8.332cm" svg:y="13.98cm" svg:viewBox="0 0 2170 18" draw:points="0,18 2170,18 2170,0 0,0">
          <text:p/>
        </draw:polygon>
        <draw:polygon draw:style-name="gr4" draw:text-style-name="P5" draw:layer="layout" svg:width="0.017cm" svg:height="0.017cm" svg:x="10.501cm" svg:y="13.98cm" svg:viewBox="0 0 18 18" draw:points="0,18 18,18 18,0 0,0">
          <text:p/>
        </draw:polygon>
        <draw:polygon draw:style-name="gr4" draw:text-style-name="P5" draw:layer="layout" svg:width="2.167cm" svg:height="0.017cm" svg:x="10.518cm" svg:y="13.98cm" svg:viewBox="0 0 2168 18" draw:points="0,18 2168,18 2168,0 0,0">
          <text:p/>
        </draw:polygon>
        <draw:polygon draw:style-name="gr4" draw:text-style-name="P5" draw:layer="layout" svg:width="0.017cm" svg:height="0.017cm" svg:x="12.685cm" svg:y="13.98cm" svg:viewBox="0 0 18 18" draw:points="0,18 18,18 18,0 0,0">
          <text:p/>
        </draw:polygon>
        <draw:polygon draw:style-name="gr4" draw:text-style-name="P5" draw:layer="layout" svg:width="2.173cm" svg:height="0.017cm" svg:x="12.702cm" svg:y="13.98cm" svg:viewBox="0 0 2174 18" draw:points="0,18 2174,18 2174,0 0,0">
          <text:p/>
        </draw:polygon>
        <draw:polygon draw:style-name="gr4" draw:text-style-name="P5" draw:layer="layout" svg:width="0.017cm" svg:height="0.017cm" svg:x="14.875cm" svg:y="13.98cm" svg:viewBox="0 0 18 18" draw:points="0,18 18,18 18,0 0,0">
          <text:p/>
        </draw:polygon>
        <draw:polygon draw:style-name="gr4" draw:text-style-name="P5" draw:layer="layout" svg:width="2.167cm" svg:height="0.017cm" svg:x="14.892cm" svg:y="13.98cm" svg:viewBox="0 0 2168 18" draw:points="0,18 2168,18 2168,0 0,0">
          <text:p/>
        </draw:polygon>
        <draw:polygon draw:style-name="gr4" draw:text-style-name="P5" draw:layer="layout" svg:width="0.017cm" svg:height="0.017cm" svg:x="17.059cm" svg:y="13.98cm" svg:viewBox="0 0 18 18" draw:points="0,18 18,18 18,0 0,0">
          <text:p/>
        </draw:polygon>
        <draw:polygon draw:style-name="gr4" draw:text-style-name="P5" draw:layer="layout" svg:width="2.168cm" svg:height="0.017cm" svg:x="17.076cm" svg:y="13.98cm" svg:viewBox="0 0 2169 18" draw:points="0,18 2169,18 2169,0 0,0">
          <text:p/>
        </draw:polygon>
        <draw:polygon draw:style-name="gr4" draw:text-style-name="P5" draw:layer="layout" svg:width="0.017cm" svg:height="0.017cm" svg:x="19.244cm" svg:y="13.98cm" svg:viewBox="0 0 18 18" draw:points="0,18 18,18 18,0 0,0">
          <text:p/>
        </draw:polygon>
        <draw:polygon draw:style-name="gr4" draw:text-style-name="P5" draw:layer="layout" svg:width="0.017cm" svg:height="0.588cm" svg:x="1.892cm" svg:y="13.997cm" svg:viewBox="0 0 18 589" draw:points="0,589 18,589 18,0 0,0">
          <text:p/>
        </draw:polygon>
        <draw:polygon draw:style-name="gr4" draw:text-style-name="P5" draw:layer="layout" svg:width="0.016cm" svg:height="0.588cm" svg:x="8.316cm" svg:y="13.997cm" svg:viewBox="0 0 17 589" draw:points="0,589 17,589 17,0 0,0">
          <text:p/>
        </draw:polygon>
        <draw:polygon draw:style-name="gr4" draw:text-style-name="P5" draw:layer="layout" svg:width="0.017cm" svg:height="0.588cm" svg:x="10.501cm" svg:y="13.997cm" svg:viewBox="0 0 18 589" draw:points="0,589 18,589 18,0 0,0">
          <text:p/>
        </draw:polygon>
        <draw:polygon draw:style-name="gr4" draw:text-style-name="P5" draw:layer="layout" svg:width="0.017cm" svg:height="0.588cm" svg:x="12.685cm" svg:y="13.997cm" svg:viewBox="0 0 18 589" draw:points="0,589 18,589 18,0 0,0">
          <text:p/>
        </draw:polygon>
        <draw:polygon draw:style-name="gr4" draw:text-style-name="P5" draw:layer="layout" svg:width="0.017cm" svg:height="0.588cm" svg:x="14.875cm" svg:y="13.997cm" svg:viewBox="0 0 18 589" draw:points="0,589 18,589 18,0 0,0">
          <text:p/>
        </draw:polygon>
        <draw:polygon draw:style-name="gr4" draw:text-style-name="P5" draw:layer="layout" svg:width="0.017cm" svg:height="0.588cm" svg:x="17.059cm" svg:y="13.997cm" svg:viewBox="0 0 18 589" draw:points="0,589 18,589 18,0 0,0">
          <text:p/>
        </draw:polygon>
        <draw:polygon draw:style-name="gr4" draw:text-style-name="P5" draw:layer="layout" svg:width="0.017cm" svg:height="0.588cm" svg:x="19.244cm" svg:y="13.997cm" svg:viewBox="0 0 18 589" draw:points="0,589 18,589 18,0 0,0">
          <text:p/>
        </draw:polygon>
        <draw:frame draw:style-name="gr2" draw:text-style-name="P3" draw:layer="layout" svg:width="0.35cm" svg:height="0.39cm" svg:x="17.17cm" svg:y="14.002cm">
          <draw:text-box>
            <text:p text:style-name="P2"><text:span text:style-name="T1"><text:s/></text:span></text:p>
          </draw:text-box>
        </draw:frame>
        <draw:frame draw:style-name="gr53" draw:text-style-name="P4" draw:layer="layout" svg:width="3.736cm" svg:height="0.437cm" svg:x="1.998cm" svg:y="14.675cm">
          <draw:text-box>
            <text:p text:style-name="P2"><text:span text:style-name="T3">Mevcut Sertifikaları</text:span><text:span text:style-name="T5"> / </text:span></text:p>
          </draw:text-box>
        </draw:frame>
        <draw:frame draw:style-name="gr54" draw:text-style-name="P6" draw:layer="layout" svg:width="1.564cm" svg:height="0.353cm" svg:x="5.428cm" svg:y="14.739cm">
          <draw:text-box>
            <text:p text:style-name="P2"><text:span text:style-name="T6">Certificates </text:span></text:p>
          </draw:text-box>
        </draw:frame>
        <draw:frame draw:style-name="gr2" draw:text-style-name="P3" draw:layer="layout" svg:width="0.35cm" svg:height="0.39cm" svg:x="8.426cm" svg:y="14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0.611cm" svg:y="14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2.796cm" svg:y="14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4.981cm" svg:y="14.607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92cm" svg:y="14.585cm" svg:viewBox="0 0 18 18" draw:points="0,18 18,18 18,0 0,0">
          <text:p/>
        </draw:polygon>
        <draw:polygon draw:style-name="gr4" draw:text-style-name="P5" draw:layer="layout" svg:width="6.407cm" svg:height="0.017cm" svg:x="1.909cm" svg:y="14.585cm" svg:viewBox="0 0 6408 18" draw:points="0,18 6408,18 6408,0 0,0">
          <text:p/>
        </draw:polygon>
        <draw:polygon draw:style-name="gr4" draw:text-style-name="P5" draw:layer="layout" svg:width="0.016cm" svg:height="0.017cm" svg:x="8.316cm" svg:y="14.585cm" svg:viewBox="0 0 17 18" draw:points="0,18 17,18 17,0 0,0">
          <text:p/>
        </draw:polygon>
        <draw:polygon draw:style-name="gr4" draw:text-style-name="P5" draw:layer="layout" svg:width="2.169cm" svg:height="0.017cm" svg:x="8.332cm" svg:y="14.585cm" svg:viewBox="0 0 2170 18" draw:points="0,18 2170,18 2170,0 0,0">
          <text:p/>
        </draw:polygon>
        <draw:polygon draw:style-name="gr4" draw:text-style-name="P5" draw:layer="layout" svg:width="0.017cm" svg:height="0.017cm" svg:x="10.501cm" svg:y="14.585cm" svg:viewBox="0 0 18 18" draw:points="0,18 18,18 18,0 0,0">
          <text:p/>
        </draw:polygon>
        <draw:polygon draw:style-name="gr4" draw:text-style-name="P5" draw:layer="layout" svg:width="2.167cm" svg:height="0.017cm" svg:x="10.518cm" svg:y="14.585cm" svg:viewBox="0 0 2168 18" draw:points="0,18 2168,18 2168,0 0,0">
          <text:p/>
        </draw:polygon>
        <draw:polygon draw:style-name="gr4" draw:text-style-name="P5" draw:layer="layout" svg:width="0.017cm" svg:height="0.017cm" svg:x="12.685cm" svg:y="14.585cm" svg:viewBox="0 0 18 18" draw:points="0,18 18,18 18,0 0,0">
          <text:p/>
        </draw:polygon>
        <draw:polygon draw:style-name="gr4" draw:text-style-name="P5" draw:layer="layout" svg:width="2.173cm" svg:height="0.017cm" svg:x="12.702cm" svg:y="14.585cm" svg:viewBox="0 0 2174 18" draw:points="0,18 2174,18 2174,0 0,0">
          <text:p/>
        </draw:polygon>
        <draw:polygon draw:style-name="gr4" draw:text-style-name="P5" draw:layer="layout" svg:width="0.017cm" svg:height="0.017cm" svg:x="14.875cm" svg:y="14.585cm" svg:viewBox="0 0 18 18" draw:points="0,18 18,18 18,0 0,0">
          <text:p/>
        </draw:polygon>
        <draw:polygon draw:style-name="gr4" draw:text-style-name="P5" draw:layer="layout" svg:width="2.167cm" svg:height="0.017cm" svg:x="14.892cm" svg:y="14.585cm" svg:viewBox="0 0 2168 18" draw:points="0,18 2168,18 2168,0 0,0">
          <text:p/>
        </draw:polygon>
        <draw:polygon draw:style-name="gr4" draw:text-style-name="P5" draw:layer="layout" svg:width="0.017cm" svg:height="0.017cm" svg:x="17.059cm" svg:y="14.585cm" svg:viewBox="0 0 18 18" draw:points="0,18 18,18 18,0 0,0">
          <text:p/>
        </draw:polygon>
        <draw:polygon draw:style-name="gr4" draw:text-style-name="P5" draw:layer="layout" svg:width="2.168cm" svg:height="0.017cm" svg:x="17.076cm" svg:y="14.585cm" svg:viewBox="0 0 2169 18" draw:points="0,18 2169,18 2169,0 0,0">
          <text:p/>
        </draw:polygon>
        <draw:polygon draw:style-name="gr4" draw:text-style-name="P5" draw:layer="layout" svg:width="0.017cm" svg:height="0.017cm" svg:x="19.244cm" svg:y="14.585cm" svg:viewBox="0 0 18 18" draw:points="0,18 18,18 18,0 0,0">
          <text:p/>
        </draw:polygon>
        <draw:polygon draw:style-name="gr4" draw:text-style-name="P5" draw:layer="layout" svg:width="0.017cm" svg:height="0.588cm" svg:x="1.892cm" svg:y="14.602cm" svg:viewBox="0 0 18 589" draw:points="0,589 18,589 18,0 0,0">
          <text:p/>
        </draw:polygon>
        <draw:polygon draw:style-name="gr4" draw:text-style-name="P5" draw:layer="layout" svg:width="0.016cm" svg:height="0.588cm" svg:x="8.316cm" svg:y="14.602cm" svg:viewBox="0 0 17 589" draw:points="0,589 17,589 17,0 0,0">
          <text:p/>
        </draw:polygon>
        <draw:polygon draw:style-name="gr4" draw:text-style-name="P5" draw:layer="layout" svg:width="0.017cm" svg:height="0.588cm" svg:x="10.501cm" svg:y="14.602cm" svg:viewBox="0 0 18 589" draw:points="0,589 18,589 18,0 0,0">
          <text:p/>
        </draw:polygon>
        <draw:polygon draw:style-name="gr4" draw:text-style-name="P5" draw:layer="layout" svg:width="0.017cm" svg:height="0.588cm" svg:x="12.685cm" svg:y="14.602cm" svg:viewBox="0 0 18 589" draw:points="0,589 18,589 18,0 0,0">
          <text:p/>
        </draw:polygon>
        <draw:polygon draw:style-name="gr4" draw:text-style-name="P5" draw:layer="layout" svg:width="0.017cm" svg:height="0.588cm" svg:x="14.875cm" svg:y="14.602cm" svg:viewBox="0 0 18 589" draw:points="0,589 18,589 18,0 0,0">
          <text:p/>
        </draw:polygon>
        <draw:polygon draw:style-name="gr4" draw:text-style-name="P5" draw:layer="layout" svg:width="0.017cm" svg:height="0.588cm" svg:x="17.059cm" svg:y="14.602cm" svg:viewBox="0 0 18 589" draw:points="0,589 18,589 18,0 0,0">
          <text:p/>
        </draw:polygon>
        <draw:polygon draw:style-name="gr4" draw:text-style-name="P5" draw:layer="layout" svg:width="0.017cm" svg:height="0.588cm" svg:x="19.244cm" svg:y="14.602cm" svg:viewBox="0 0 18 589" draw:points="0,589 18,589 18,0 0,0">
          <text:p/>
        </draw:polygon>
        <draw:frame draw:style-name="gr2" draw:text-style-name="P3" draw:layer="layout" svg:width="0.35cm" svg:height="0.39cm" svg:x="17.17cm" svg:y="14.607cm">
          <draw:text-box>
            <text:p text:style-name="P2"><text:span text:style-name="T1"><text:s/></text:span></text:p>
          </draw:text-box>
        </draw:frame>
        <draw:frame draw:style-name="gr55" draw:text-style-name="P4" draw:layer="layout" svg:width="4.367cm" svg:height="0.437cm" svg:x="1.998cm" svg:y="15.281cm">
          <draw:text-box>
            <text:p text:style-name="P2"><text:span text:style-name="T3">Belgelendirme kuruluşu</text:span><text:span text:style-name="T5"> / </text:span></text:p>
          </draw:text-box>
        </draw:frame>
        <draw:frame draw:style-name="gr56" draw:text-style-name="P6" draw:layer="layout" svg:width="2.11cm" svg:height="0.353cm" svg:x="6.034cm" svg:y="15.345cm">
          <draw:text-box>
            <text:p text:style-name="P2"><text:span text:style-name="T6">Certifying Body </text:span></text:p>
          </draw:text-box>
        </draw:frame>
        <draw:frame draw:style-name="gr2" draw:text-style-name="P3" draw:layer="layout" svg:width="0.35cm" svg:height="0.39cm" svg:x="8.426cm" svg:y="15.2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0.611cm" svg:y="15.2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2.796cm" svg:y="15.2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4.981cm" svg:y="15.212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92cm" svg:y="15.19cm" svg:viewBox="0 0 18 18" draw:points="0,18 18,18 18,0 0,0">
          <text:p/>
        </draw:polygon>
        <draw:polygon draw:style-name="gr4" draw:text-style-name="P5" draw:layer="layout" svg:width="6.407cm" svg:height="0.017cm" svg:x="1.909cm" svg:y="15.19cm" svg:viewBox="0 0 6408 18" draw:points="0,18 6408,18 6408,0 0,0">
          <text:p/>
        </draw:polygon>
        <draw:polygon draw:style-name="gr4" draw:text-style-name="P5" draw:layer="layout" svg:width="0.016cm" svg:height="0.017cm" svg:x="8.316cm" svg:y="15.19cm" svg:viewBox="0 0 17 18" draw:points="0,18 17,18 17,0 0,0">
          <text:p/>
        </draw:polygon>
        <draw:polygon draw:style-name="gr4" draw:text-style-name="P5" draw:layer="layout" svg:width="2.169cm" svg:height="0.017cm" svg:x="8.332cm" svg:y="15.19cm" svg:viewBox="0 0 2170 18" draw:points="0,18 2170,18 2170,0 0,0">
          <text:p/>
        </draw:polygon>
        <draw:polygon draw:style-name="gr4" draw:text-style-name="P5" draw:layer="layout" svg:width="0.017cm" svg:height="0.017cm" svg:x="10.501cm" svg:y="15.19cm" svg:viewBox="0 0 18 18" draw:points="0,18 18,18 18,0 0,0">
          <text:p/>
        </draw:polygon>
        <draw:polygon draw:style-name="gr4" draw:text-style-name="P5" draw:layer="layout" svg:width="2.167cm" svg:height="0.017cm" svg:x="10.518cm" svg:y="15.19cm" svg:viewBox="0 0 2168 18" draw:points="0,18 2168,18 2168,0 0,0">
          <text:p/>
        </draw:polygon>
        <draw:polygon draw:style-name="gr4" draw:text-style-name="P5" draw:layer="layout" svg:width="0.017cm" svg:height="0.017cm" svg:x="12.685cm" svg:y="15.19cm" svg:viewBox="0 0 18 18" draw:points="0,18 18,18 18,0 0,0">
          <text:p/>
        </draw:polygon>
        <draw:polygon draw:style-name="gr4" draw:text-style-name="P5" draw:layer="layout" svg:width="2.173cm" svg:height="0.017cm" svg:x="12.702cm" svg:y="15.19cm" svg:viewBox="0 0 2174 18" draw:points="0,18 2174,18 2174,0 0,0">
          <text:p/>
        </draw:polygon>
        <draw:polygon draw:style-name="gr4" draw:text-style-name="P5" draw:layer="layout" svg:width="0.017cm" svg:height="0.017cm" svg:x="14.875cm" svg:y="15.19cm" svg:viewBox="0 0 18 18" draw:points="0,18 18,18 18,0 0,0">
          <text:p/>
        </draw:polygon>
        <draw:polygon draw:style-name="gr4" draw:text-style-name="P5" draw:layer="layout" svg:width="2.167cm" svg:height="0.017cm" svg:x="14.892cm" svg:y="15.19cm" svg:viewBox="0 0 2168 18" draw:points="0,18 2168,18 2168,0 0,0">
          <text:p/>
        </draw:polygon>
        <draw:polygon draw:style-name="gr4" draw:text-style-name="P5" draw:layer="layout" svg:width="0.017cm" svg:height="0.017cm" svg:x="17.059cm" svg:y="15.19cm" svg:viewBox="0 0 18 18" draw:points="0,18 18,18 18,0 0,0">
          <text:p/>
        </draw:polygon>
        <draw:polygon draw:style-name="gr4" draw:text-style-name="P5" draw:layer="layout" svg:width="2.168cm" svg:height="0.017cm" svg:x="17.076cm" svg:y="15.19cm" svg:viewBox="0 0 2169 18" draw:points="0,18 2169,18 2169,0 0,0">
          <text:p/>
        </draw:polygon>
        <draw:polygon draw:style-name="gr4" draw:text-style-name="P5" draw:layer="layout" svg:width="0.017cm" svg:height="0.017cm" svg:x="19.244cm" svg:y="15.19cm" svg:viewBox="0 0 18 18" draw:points="0,18 18,18 18,0 0,0">
          <text:p/>
        </draw:polygon>
        <draw:polygon draw:style-name="gr4" draw:text-style-name="P5" draw:layer="layout" svg:width="0.017cm" svg:height="0.59cm" svg:x="1.892cm" svg:y="15.207cm" svg:viewBox="0 0 18 591" draw:points="0,591 18,591 18,0 0,0">
          <text:p/>
        </draw:polygon>
        <draw:polygon draw:style-name="gr4" draw:text-style-name="P5" draw:layer="layout" svg:width="0.017cm" svg:height="0.016cm" svg:x="1.892cm" svg:y="15.797cm" svg:viewBox="0 0 18 17" draw:points="0,17 18,17 18,0 0,0">
          <text:p/>
        </draw:polygon>
        <draw:polygon draw:style-name="gr4" draw:text-style-name="P5" draw:layer="layout" svg:width="0.017cm" svg:height="0.016cm" svg:x="1.892cm" svg:y="15.797cm" svg:viewBox="0 0 18 17" draw:points="0,17 18,17 18,0 0,0">
          <text:p/>
        </draw:polygon>
        <draw:polygon draw:style-name="gr4" draw:text-style-name="P5" draw:layer="layout" svg:width="6.407cm" svg:height="0.016cm" svg:x="1.909cm" svg:y="15.797cm" svg:viewBox="0 0 6408 17" draw:points="0,17 6408,17 6408,0 0,0">
          <text:p/>
        </draw:polygon>
        <draw:polygon draw:style-name="gr4" draw:text-style-name="P5" draw:layer="layout" svg:width="0.016cm" svg:height="0.59cm" svg:x="8.316cm" svg:y="15.207cm" svg:viewBox="0 0 17 591" draw:points="0,591 17,591 17,0 0,0">
          <text:p/>
        </draw:polygon>
        <draw:polygon draw:style-name="gr4" draw:text-style-name="P5" draw:layer="layout" svg:width="0.016cm" svg:height="0.016cm" svg:x="8.316cm" svg:y="15.797cm" svg:viewBox="0 0 17 17" draw:points="0,17 17,17 17,0 0,0">
          <text:p/>
        </draw:polygon>
        <draw:polygon draw:style-name="gr4" draw:text-style-name="P5" draw:layer="layout" svg:width="2.169cm" svg:height="0.016cm" svg:x="8.332cm" svg:y="15.797cm" svg:viewBox="0 0 2170 17" draw:points="0,17 2170,17 2170,0 0,0">
          <text:p/>
        </draw:polygon>
        <draw:polygon draw:style-name="gr4" draw:text-style-name="P5" draw:layer="layout" svg:width="0.017cm" svg:height="0.59cm" svg:x="10.501cm" svg:y="15.207cm" svg:viewBox="0 0 18 591" draw:points="0,591 18,591 18,0 0,0">
          <text:p/>
        </draw:polygon>
        <draw:polygon draw:style-name="gr4" draw:text-style-name="P5" draw:layer="layout" svg:width="0.017cm" svg:height="0.016cm" svg:x="10.501cm" svg:y="15.797cm" svg:viewBox="0 0 18 17" draw:points="0,17 18,17 18,0 0,0">
          <text:p/>
        </draw:polygon>
        <draw:polygon draw:style-name="gr4" draw:text-style-name="P5" draw:layer="layout" svg:width="2.167cm" svg:height="0.016cm" svg:x="10.518cm" svg:y="15.797cm" svg:viewBox="0 0 2168 17" draw:points="0,17 2168,17 2168,0 0,0">
          <text:p/>
        </draw:polygon>
        <draw:polygon draw:style-name="gr4" draw:text-style-name="P5" draw:layer="layout" svg:width="0.017cm" svg:height="0.59cm" svg:x="12.685cm" svg:y="15.207cm" svg:viewBox="0 0 18 591" draw:points="0,591 18,591 18,0 0,0">
          <text:p/>
        </draw:polygon>
        <draw:polygon draw:style-name="gr4" draw:text-style-name="P5" draw:layer="layout" svg:width="0.017cm" svg:height="0.016cm" svg:x="12.685cm" svg:y="15.797cm" svg:viewBox="0 0 18 17" draw:points="0,17 18,17 18,0 0,0">
          <text:p/>
        </draw:polygon>
        <draw:polygon draw:style-name="gr4" draw:text-style-name="P5" draw:layer="layout" svg:width="2.173cm" svg:height="0.016cm" svg:x="12.702cm" svg:y="15.797cm" svg:viewBox="0 0 2174 17" draw:points="0,17 2174,17 2174,0 0,0">
          <text:p/>
        </draw:polygon>
        <draw:polygon draw:style-name="gr4" draw:text-style-name="P5" draw:layer="layout" svg:width="0.017cm" svg:height="0.59cm" svg:x="14.875cm" svg:y="15.207cm" svg:viewBox="0 0 18 591" draw:points="0,591 18,591 18,0 0,0">
          <text:p/>
        </draw:polygon>
        <draw:polygon draw:style-name="gr4" draw:text-style-name="P5" draw:layer="layout" svg:width="0.017cm" svg:height="0.016cm" svg:x="14.875cm" svg:y="15.797cm" svg:viewBox="0 0 18 17" draw:points="0,17 18,17 18,0 0,0">
          <text:p/>
        </draw:polygon>
        <draw:polygon draw:style-name="gr4" draw:text-style-name="P5" draw:layer="layout" svg:width="2.167cm" svg:height="0.016cm" svg:x="14.892cm" svg:y="15.797cm" svg:viewBox="0 0 2168 17" draw:points="0,17 2168,17 2168,0 0,0">
          <text:p/>
        </draw:polygon>
        <draw:polygon draw:style-name="gr4" draw:text-style-name="P5" draw:layer="layout" svg:width="0.017cm" svg:height="0.59cm" svg:x="17.059cm" svg:y="15.207cm" svg:viewBox="0 0 18 591" draw:points="0,591 18,591 18,0 0,0">
          <text:p/>
        </draw:polygon>
        <draw:polygon draw:style-name="gr4" draw:text-style-name="P5" draw:layer="layout" svg:width="0.017cm" svg:height="0.016cm" svg:x="17.059cm" svg:y="15.797cm" svg:viewBox="0 0 18 17" draw:points="0,17 18,17 18,0 0,0">
          <text:p/>
        </draw:polygon>
        <draw:polygon draw:style-name="gr4" draw:text-style-name="P5" draw:layer="layout" svg:width="2.168cm" svg:height="0.016cm" svg:x="17.076cm" svg:y="15.797cm" svg:viewBox="0 0 2169 17" draw:points="0,17 2169,17 2169,0 0,0">
          <text:p/>
        </draw:polygon>
        <draw:polygon draw:style-name="gr4" draw:text-style-name="P5" draw:layer="layout" svg:width="0.017cm" svg:height="0.59cm" svg:x="19.244cm" svg:y="15.207cm" svg:viewBox="0 0 18 591" draw:points="0,591 18,591 18,0 0,0">
          <text:p/>
        </draw:polygon>
        <draw:polygon draw:style-name="gr4" draw:text-style-name="P5" draw:layer="layout" svg:width="0.017cm" svg:height="0.016cm" svg:x="19.244cm" svg:y="15.797cm" svg:viewBox="0 0 18 17" draw:points="0,17 18,17 18,0 0,0">
          <text:p/>
        </draw:polygon>
        <draw:polygon draw:style-name="gr4" draw:text-style-name="P5" draw:layer="layout" svg:width="0.017cm" svg:height="0.016cm" svg:x="19.244cm" svg:y="15.797cm" svg:viewBox="0 0 18 17" draw:points="0,17 18,17 18,0 0,0">
          <text:p/>
        </draw:polygon>
        <draw:frame draw:style-name="gr2" draw:text-style-name="P3" draw:layer="layout" svg:width="0.35cm" svg:height="0.39cm" svg:x="17.17cm" svg:y="15.2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.998cm" svg:y="15.6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.998cm" svg:y="15.958cm">
          <draw:text-box>
            <text:p text:style-name="P2"><text:span text:style-name="T1"><text:s/></text:span></text:p>
          </draw:text-box>
        </draw:frame>
        <draw:frame draw:style-name="gr57" draw:text-style-name="P3" draw:layer="layout" svg:width="13.05cm" svg:height="0.39cm" svg:x="1.998cm" svg:y="16.373cm">
          <draw:text-box>
            <text:p text:style-name="P2"><text:span text:style-name="T1">Katılımcı fiziksel olarak uygundur ve son 1 yıl içinde göz muayenesi yapılmıştır. <text:s text:c="5"/></text:span><text:span text:style-name="T9">EVET</text:span><text:span text:style-name="T1"> </text:span></text:p>
          </draw:text-box>
        </draw:frame>
        <draw:frame draw:style-name="gr58" draw:text-style-name="P3" draw:layer="layout" svg:width="0.353cm" svg:height="0.352cm" svg:x="15.019cm" svg:y="16.413cm">
          <draw:text-box>
            <text:p text:style-name="P2"><text:span text:style-name="T11"></text:span></text:p>
          </draw:text-box>
        </draw:frame>
        <draw:frame draw:style-name="gr59" draw:text-style-name="P3" draw:layer="layout" svg:width="1.797cm" svg:height="0.39cm" svg:x="15.235cm" svg:y="16.373cm">
          <draw:text-box>
            <text:p text:style-name="P2"><text:span text:style-name="T1"><text:s text:c="6"/></text:span><text:span text:style-name="T9">HAYIR</text:span><text:span text:style-name="T1"> </text:span></text:p>
          </draw:text-box>
        </draw:frame>
        <draw:frame draw:style-name="gr58" draw:text-style-name="P3" draw:layer="layout" svg:width="0.353cm" svg:height="0.352cm" svg:x="17.026cm" svg:y="16.413cm">
          <draw:text-box>
            <text:p text:style-name="P2"><text:span text:style-name="T11"></text:span></text:p>
          </draw:text-box>
        </draw:frame>
        <draw:frame draw:style-name="gr2" draw:text-style-name="P3" draw:layer="layout" svg:width="0.35cm" svg:height="0.39cm" svg:x="17.237cm" svg:y="16.3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.998cm" svg:y="16.695cm">
          <draw:text-box>
            <text:p text:style-name="P2"><text:span text:style-name="T1"><text:s/></text:span></text:p>
          </draw:text-box>
        </draw:frame>
        <draw:frame draw:style-name="gr60" draw:text-style-name="P3" draw:layer="layout" svg:width="9.315cm" svg:height="0.39cm" svg:x="1.998cm" svg:y="17.08cm">
          <draw:text-box>
            <text:p text:style-name="P2"><text:span text:style-name="T1">Katılımcı hakkında yukarıdaki bilgilerin doğruluğunu onaylarım. </text:span></text:p>
          </draw:text-box>
        </draw:frame>
        <draw:frame draw:style-name="gr2" draw:text-style-name="P3" draw:layer="layout" svg:width="0.35cm" svg:height="0.39cm" svg:x="1.998cm" svg:y="17.486cm">
          <draw:text-box>
            <text:p text:style-name="P2"><text:span text:style-name="T1"><text:s/></text:span></text:p>
          </draw:text-box>
        </draw:frame>
        <draw:frame draw:style-name="gr61" draw:text-style-name="P3" draw:layer="layout" svg:width="13.389cm" svg:height="0.39cm" svg:x="1.998cm" svg:y="17.901cm">
          <draw:text-box>
            <text:p text:style-name="P2"><text:span text:style-name="T9">Firma/Kurum Yetkilisinin Adı Soyadı:</text:span><text:span text:style-name="T1"> <text:s text:c="73"/></text:span><text:span text:style-name="T9">İmza:</text:span><text:span text:style-name="T1"> </text:span></text:p>
          </draw:text-box>
        </draw:frame>
        <draw:frame draw:style-name="gr2" draw:text-style-name="P3" draw:layer="layout" svg:width="0.35cm" svg:height="0.39cm" svg:x="1.998cm" svg:y="18.219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41cm" svg:y="16.017cm" svg:viewBox="0 0 18 18" draw:points="0,18 18,18 18,0 0,0">
          <text:p/>
        </draw:polygon>
        <draw:polygon draw:style-name="gr4" draw:text-style-name="P5" draw:layer="layout" svg:width="0.017cm" svg:height="0.017cm" svg:x="1.841cm" svg:y="16.017cm" svg:viewBox="0 0 18 18" draw:points="0,18 18,18 18,0 0,0">
          <text:p/>
        </draw:polygon>
        <draw:polygon draw:style-name="gr4" draw:text-style-name="P5" draw:layer="layout" svg:width="17.488cm" svg:height="0.017cm" svg:x="1.858cm" svg:y="16.017cm" svg:viewBox="0 0 17489 18" draw:points="0,18 17489,18 17489,0 0,0">
          <text:p/>
        </draw:polygon>
        <draw:polygon draw:style-name="gr4" draw:text-style-name="P5" draw:layer="layout" svg:width="0.017cm" svg:height="0.017cm" svg:x="19.346cm" svg:y="16.017cm" svg:viewBox="0 0 18 18" draw:points="0,18 18,18 18,0 0,0">
          <text:p/>
        </draw:polygon>
        <draw:polygon draw:style-name="gr4" draw:text-style-name="P5" draw:layer="layout" svg:width="0.017cm" svg:height="0.017cm" svg:x="19.346cm" svg:y="16.017cm" svg:viewBox="0 0 18 18" draw:points="0,18 18,18 18,0 0,0">
          <text:p/>
        </draw:polygon>
        <draw:polygon draw:style-name="gr4" draw:text-style-name="P5" draw:layer="layout" svg:width="0.017cm" svg:height="2.764cm" svg:x="1.841cm" svg:y="16.034cm" svg:viewBox="0 0 18 2765" draw:points="0,2765 18,2765 18,0 0,0">
          <text:p/>
        </draw:polygon>
        <draw:polygon draw:style-name="gr4" draw:text-style-name="P5" draw:layer="layout" svg:width="0.017cm" svg:height="0.017cm" svg:x="1.841cm" svg:y="18.798cm" svg:viewBox="0 0 18 18" draw:points="0,18 18,18 18,0 0,0">
          <text:p/>
        </draw:polygon>
        <draw:polygon draw:style-name="gr4" draw:text-style-name="P5" draw:layer="layout" svg:width="0.017cm" svg:height="0.017cm" svg:x="1.841cm" svg:y="18.798cm" svg:viewBox="0 0 18 18" draw:points="0,18 18,18 18,0 0,0">
          <text:p/>
        </draw:polygon>
        <draw:polygon draw:style-name="gr4" draw:text-style-name="P5" draw:layer="layout" svg:width="17.488cm" svg:height="0.017cm" svg:x="1.858cm" svg:y="18.798cm" svg:viewBox="0 0 17489 18" draw:points="0,18 17489,18 17489,0 0,0">
          <text:p/>
        </draw:polygon>
        <draw:polygon draw:style-name="gr4" draw:text-style-name="P5" draw:layer="layout" svg:width="0.017cm" svg:height="2.764cm" svg:x="19.346cm" svg:y="16.034cm" svg:viewBox="0 0 18 2765" draw:points="0,2765 18,2765 18,0 0,0">
          <text:p/>
        </draw:polygon>
        <draw:polygon draw:style-name="gr4" draw:text-style-name="P5" draw:layer="layout" svg:width="0.017cm" svg:height="0.017cm" svg:x="19.346cm" svg:y="18.798cm" svg:viewBox="0 0 18 18" draw:points="0,18 18,18 18,0 0,0">
          <text:p/>
        </draw:polygon>
        <draw:polygon draw:style-name="gr4" draw:text-style-name="P5" draw:layer="layout" svg:width="0.017cm" svg:height="0.017cm" svg:x="19.346cm" svg:y="18.798cm" svg:viewBox="0 0 18 18" draw:points="0,18 18,18 18,0 0,0">
          <text:p/>
        </draw:polygon>
        <draw:frame draw:style-name="gr2" draw:text-style-name="P3" draw:layer="layout" svg:width="0.35cm" svg:height="0.39cm" svg:x="1.998cm" svg:y="18.4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1.998cm" svg:y="18.659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0.017cm" svg:height="0.017cm" svg:x="1.841cm" svg:y="19.018cm" svg:viewBox="0 0 18 18" draw:points="0,18 18,18 18,0 0,0">
          <text:p/>
        </draw:polygon>
        <draw:polygon draw:style-name="gr4" draw:text-style-name="P5" draw:layer="layout" svg:width="0.017cm" svg:height="0.017cm" svg:x="1.841cm" svg:y="19.018cm" svg:viewBox="0 0 18 18" draw:points="0,18 18,18 18,0 0,0">
          <text:p/>
        </draw:polygon>
        <draw:polygon draw:style-name="gr4" draw:text-style-name="P5" draw:layer="layout" svg:width="17.488cm" svg:height="0.017cm" svg:x="1.858cm" svg:y="19.018cm" svg:viewBox="0 0 17489 18" draw:points="0,18 17489,18 17489,0 0,0">
          <text:p/>
        </draw:polygon>
        <draw:polygon draw:style-name="gr4" draw:text-style-name="P5" draw:layer="layout" svg:width="0.017cm" svg:height="0.017cm" svg:x="19.346cm" svg:y="19.018cm" svg:viewBox="0 0 18 18" draw:points="0,18 18,18 18,0 0,0">
          <text:p/>
        </draw:polygon>
        <draw:polygon draw:style-name="gr4" draw:text-style-name="P5" draw:layer="layout" svg:width="0.017cm" svg:height="0.017cm" svg:x="19.346cm" svg:y="19.018cm" svg:viewBox="0 0 18 18" draw:points="0,18 18,18 18,0 0,0">
          <text:p/>
        </draw:polygon>
        <draw:polygon draw:style-name="gr4" draw:text-style-name="P5" draw:layer="layout" svg:width="0.017cm" svg:height="0.588cm" svg:x="1.841cm" svg:y="19.035cm" svg:viewBox="0 0 18 589" draw:points="0,589 18,589 18,0 0,0">
          <text:p/>
        </draw:polygon>
        <draw:polygon draw:style-name="gr4" draw:text-style-name="P5" draw:layer="layout" svg:width="0.017cm" svg:height="0.588cm" svg:x="19.346cm" svg:y="19.035cm" svg:viewBox="0 0 18 589" draw:points="0,589 18,589 18,0 0,0">
          <text:p/>
        </draw:polygon>
        <draw:frame draw:style-name="gr62" draw:text-style-name="P4" draw:layer="layout" svg:width="7.084cm" svg:height="0.437cm" svg:x="7.3cm" svg:y="19.12cm">
          <draw:text-box>
            <text:p text:style-name="P2"><text:span text:style-name="T3">KATILMAK İSTEDİĞİNİZ PROGRAM </text:span></text:p>
          </draw:text-box>
        </draw:frame>
        <draw:frame draw:style-name="gr63" draw:text-style-name="P3" draw:layer="layout" svg:width="3.842cm" svg:height="0.39cm" svg:x="3.722cm" svg:y="19.654cm">
          <draw:text-box>
            <text:p text:style-name="P2"><text:span text:style-name="T9">Kurs / Pratik / Sınav Adı </text:span></text:p>
          </draw:text-box>
        </draw:frame>
        <draw:frame draw:style-name="gr64" draw:text-style-name="P3" draw:layer="layout" svg:width="0.95cm" svg:height="0.39cm" svg:x="11.424cm" svg:y="19.654cm">
          <draw:text-box>
            <text:p text:style-name="P2"><text:span text:style-name="T9">Tarih </text:span></text:p>
          </draw:text-box>
        </draw:frame>
        <draw:polygon draw:style-name="gr4" draw:text-style-name="P5" draw:layer="layout" svg:width="0.017cm" svg:height="0.018cm" svg:x="1.841cm" svg:y="19.623cm" svg:viewBox="0 0 18 19" draw:points="0,19 18,19 18,0 0,0">
          <text:p/>
        </draw:polygon>
        <draw:polygon draw:style-name="gr4" draw:text-style-name="P5" draw:layer="layout" svg:width="7.486cm" svg:height="0.018cm" svg:x="1.858cm" svg:y="19.623cm" svg:viewBox="0 0 7487 19" draw:points="0,19 7487,19 7487,0 0,0">
          <text:p/>
        </draw:polygon>
        <draw:polygon draw:style-name="gr4" draw:text-style-name="P5" draw:layer="layout" svg:width="0.017cm" svg:height="0.018cm" svg:x="9.344cm" svg:y="19.623cm" svg:viewBox="0 0 18 19" draw:points="0,19 18,19 18,0 0,0">
          <text:p/>
        </draw:polygon>
        <draw:polygon draw:style-name="gr4" draw:text-style-name="P5" draw:layer="layout" svg:width="4.985cm" svg:height="0.018cm" svg:x="9.361cm" svg:y="19.623cm" svg:viewBox="0 0 4986 19" draw:points="0,19 4986,19 4986,0 0,0">
          <text:p/>
        </draw:polygon>
        <draw:polygon draw:style-name="gr4" draw:text-style-name="P5" draw:layer="layout" svg:width="0.016cm" svg:height="0.018cm" svg:x="14.346cm" svg:y="19.623cm" svg:viewBox="0 0 17 19" draw:points="0,19 17,19 17,0 0,0">
          <text:p/>
        </draw:polygon>
        <draw:polygon draw:style-name="gr4" draw:text-style-name="P5" draw:layer="layout" svg:width="4.984cm" svg:height="0.018cm" svg:x="14.362cm" svg:y="19.623cm" svg:viewBox="0 0 4985 19" draw:points="0,19 4985,19 4985,0 0,0">
          <text:p/>
        </draw:polygon>
        <draw:polygon draw:style-name="gr4" draw:text-style-name="P5" draw:layer="layout" svg:width="0.017cm" svg:height="0.018cm" svg:x="19.346cm" svg:y="19.623cm" svg:viewBox="0 0 18 19" draw:points="0,19 18,19 18,0 0,0">
          <text:p/>
        </draw:polygon>
        <draw:polygon draw:style-name="gr4" draw:text-style-name="P5" draw:layer="layout" svg:width="0.017cm" svg:height="0.407cm" svg:x="1.841cm" svg:y="19.64cm" svg:viewBox="0 0 18 408" draw:points="0,408 18,408 18,0 0,0">
          <text:p/>
        </draw:polygon>
        <draw:polygon draw:style-name="gr4" draw:text-style-name="P5" draw:layer="layout" svg:width="0.017cm" svg:height="0.407cm" svg:x="9.344cm" svg:y="19.64cm" svg:viewBox="0 0 18 408" draw:points="0,408 18,408 18,0 0,0">
          <text:p/>
        </draw:polygon>
        <draw:polygon draw:style-name="gr4" draw:text-style-name="P5" draw:layer="layout" svg:width="0.016cm" svg:height="0.407cm" svg:x="14.346cm" svg:y="19.64cm" svg:viewBox="0 0 17 408" draw:points="0,408 17,408 17,0 0,0">
          <text:p/>
        </draw:polygon>
        <draw:polygon draw:style-name="gr4" draw:text-style-name="P5" draw:layer="layout" svg:width="0.017cm" svg:height="0.407cm" svg:x="19.346cm" svg:y="19.64cm" svg:viewBox="0 0 18 408" draw:points="0,408 18,408 18,0 0,0">
          <text:p/>
        </draw:polygon>
        <draw:frame draw:style-name="gr65" draw:text-style-name="P3" draw:layer="layout" svg:width="0.933cm" svg:height="0.39cm" svg:x="16.433cm" svg:y="19.654cm">
          <draw:text-box>
            <text:p text:style-name="P2"><text:span text:style-name="T9">Ücret </text:span></text:p>
          </draw:text-box>
        </draw:frame>
        <draw:frame draw:style-name="gr51" draw:text-style-name="P4" draw:layer="layout" svg:width="0.388cm" svg:height="0.437cm" svg:x="5.597cm" svg:y="20.069cm">
          <draw:text-box>
            <text:p text:style-name="P2"><text:span text:style-name="T2"><text:s/></text:span></text:p>
          </draw:text-box>
        </draw:frame>
        <draw:frame draw:style-name="gr51" draw:text-style-name="P4" draw:layer="layout" svg:width="0.388cm" svg:height="0.437cm" svg:x="11.856cm" svg:y="20.069cm">
          <draw:text-box>
            <text:p text:style-name="P2"><text:span text:style-name="T2"><text:s/></text:span></text:p>
          </draw:text-box>
        </draw:frame>
        <draw:polygon draw:style-name="gr4" draw:text-style-name="P5" draw:layer="layout" svg:width="0.017cm" svg:height="0.017cm" svg:x="1.841cm" svg:y="20.047cm" svg:viewBox="0 0 18 18" draw:points="0,18 18,18 18,0 0,0">
          <text:p/>
        </draw:polygon>
        <draw:polygon draw:style-name="gr4" draw:text-style-name="P5" draw:layer="layout" svg:width="7.486cm" svg:height="0.017cm" svg:x="1.858cm" svg:y="20.047cm" svg:viewBox="0 0 7487 18" draw:points="0,18 7487,18 7487,0 0,0">
          <text:p/>
        </draw:polygon>
        <draw:polygon draw:style-name="gr4" draw:text-style-name="P5" draw:layer="layout" svg:width="0.017cm" svg:height="0.017cm" svg:x="9.344cm" svg:y="20.047cm" svg:viewBox="0 0 18 18" draw:points="0,18 18,18 18,0 0,0">
          <text:p/>
        </draw:polygon>
        <draw:polygon draw:style-name="gr4" draw:text-style-name="P5" draw:layer="layout" svg:width="4.985cm" svg:height="0.017cm" svg:x="9.361cm" svg:y="20.047cm" svg:viewBox="0 0 4986 18" draw:points="0,18 4986,18 4986,0 0,0">
          <text:p/>
        </draw:polygon>
        <draw:polygon draw:style-name="gr4" draw:text-style-name="P5" draw:layer="layout" svg:width="0.016cm" svg:height="0.017cm" svg:x="14.346cm" svg:y="20.047cm" svg:viewBox="0 0 17 18" draw:points="0,18 17,18 17,0 0,0">
          <text:p/>
        </draw:polygon>
        <draw:polygon draw:style-name="gr4" draw:text-style-name="P5" draw:layer="layout" svg:width="4.984cm" svg:height="0.017cm" svg:x="14.362cm" svg:y="20.047cm" svg:viewBox="0 0 4985 18" draw:points="0,18 4985,18 4985,0 0,0">
          <text:p/>
        </draw:polygon>
        <draw:polygon draw:style-name="gr4" draw:text-style-name="P5" draw:layer="layout" svg:width="0.017cm" svg:height="0.017cm" svg:x="19.346cm" svg:y="20.047cm" svg:viewBox="0 0 18 18" draw:points="0,18 18,18 18,0 0,0">
          <text:p/>
        </draw:polygon>
        <draw:polygon draw:style-name="gr4" draw:text-style-name="P5" draw:layer="layout" svg:width="0.017cm" svg:height="0.618cm" svg:x="1.841cm" svg:y="20.064cm" svg:viewBox="0 0 18 619" draw:points="0,619 18,619 18,0 0,0">
          <text:p/>
        </draw:polygon>
        <draw:polygon draw:style-name="gr4" draw:text-style-name="P5" draw:layer="layout" svg:width="0.017cm" svg:height="0.618cm" svg:x="9.344cm" svg:y="20.064cm" svg:viewBox="0 0 18 619" draw:points="0,619 18,619 18,0 0,0">
          <text:p/>
        </draw:polygon>
        <draw:polygon draw:style-name="gr4" draw:text-style-name="P5" draw:layer="layout" svg:width="0.016cm" svg:height="0.618cm" svg:x="14.346cm" svg:y="20.064cm" svg:viewBox="0 0 17 619" draw:points="0,619 17,619 17,0 0,0">
          <text:p/>
        </draw:polygon>
        <draw:polygon draw:style-name="gr4" draw:text-style-name="P5" draw:layer="layout" svg:width="0.017cm" svg:height="0.618cm" svg:x="19.346cm" svg:y="20.064cm" svg:viewBox="0 0 18 619" draw:points="0,619 18,619 18,0 0,0">
          <text:p/>
        </draw:polygon>
        <draw:frame draw:style-name="gr51" draw:text-style-name="P4" draw:layer="layout" svg:width="0.388cm" svg:height="0.437cm" svg:x="16.856cm" svg:y="20.069cm">
          <draw:text-box>
            <text:p text:style-name="P2"><text:span text:style-name="T2"><text:s/></text:span></text:p>
          </draw:text-box>
        </draw:frame>
        <draw:frame draw:style-name="gr51" draw:text-style-name="P4" draw:layer="layout" svg:width="0.388cm" svg:height="0.437cm" svg:x="5.597cm" svg:y="20.704cm">
          <draw:text-box>
            <text:p text:style-name="P2"><text:span text:style-name="T2"><text:s/></text:span></text:p>
          </draw:text-box>
        </draw:frame>
        <draw:frame draw:style-name="gr51" draw:text-style-name="P4" draw:layer="layout" svg:width="0.388cm" svg:height="0.437cm" svg:x="11.856cm" svg:y="20.704cm">
          <draw:text-box>
            <text:p text:style-name="P2"><text:span text:style-name="T2"><text:s/></text:span></text:p>
          </draw:text-box>
        </draw:frame>
        <draw:polygon draw:style-name="gr4" draw:text-style-name="P5" draw:layer="layout" svg:width="0.017cm" svg:height="0.017cm" svg:x="1.841cm" svg:y="20.682cm" svg:viewBox="0 0 18 18" draw:points="0,18 18,18 18,0 0,0">
          <text:p/>
        </draw:polygon>
        <draw:polygon draw:style-name="gr4" draw:text-style-name="P5" draw:layer="layout" svg:width="7.486cm" svg:height="0.017cm" svg:x="1.858cm" svg:y="20.682cm" svg:viewBox="0 0 7487 18" draw:points="0,18 7487,18 7487,0 0,0">
          <text:p/>
        </draw:polygon>
        <draw:polygon draw:style-name="gr4" draw:text-style-name="P5" draw:layer="layout" svg:width="0.017cm" svg:height="0.017cm" svg:x="9.344cm" svg:y="20.682cm" svg:viewBox="0 0 18 18" draw:points="0,18 18,18 18,0 0,0">
          <text:p/>
        </draw:polygon>
        <draw:polygon draw:style-name="gr4" draw:text-style-name="P5" draw:layer="layout" svg:width="4.985cm" svg:height="0.017cm" svg:x="9.361cm" svg:y="20.682cm" svg:viewBox="0 0 4986 18" draw:points="0,18 4986,18 4986,0 0,0">
          <text:p/>
        </draw:polygon>
        <draw:polygon draw:style-name="gr4" draw:text-style-name="P5" draw:layer="layout" svg:width="0.016cm" svg:height="0.017cm" svg:x="14.346cm" svg:y="20.682cm" svg:viewBox="0 0 17 18" draw:points="0,18 17,18 17,0 0,0">
          <text:p/>
        </draw:polygon>
        <draw:polygon draw:style-name="gr4" draw:text-style-name="P5" draw:layer="layout" svg:width="4.984cm" svg:height="0.017cm" svg:x="14.362cm" svg:y="20.682cm" svg:viewBox="0 0 4985 18" draw:points="0,18 4985,18 4985,0 0,0">
          <text:p/>
        </draw:polygon>
        <draw:polygon draw:style-name="gr4" draw:text-style-name="P5" draw:layer="layout" svg:width="0.017cm" svg:height="0.017cm" svg:x="19.346cm" svg:y="20.682cm" svg:viewBox="0 0 18 18" draw:points="0,18 18,18 18,0 0,0">
          <text:p/>
        </draw:polygon>
        <draw:polygon draw:style-name="gr4" draw:text-style-name="P5" draw:layer="layout" svg:width="0.017cm" svg:height="0.618cm" svg:x="1.841cm" svg:y="20.699cm" svg:viewBox="0 0 18 619" draw:points="0,619 18,619 18,0 0,0">
          <text:p/>
        </draw:polygon>
        <draw:polygon draw:style-name="gr4" draw:text-style-name="P5" draw:layer="layout" svg:width="0.017cm" svg:height="0.618cm" svg:x="9.344cm" svg:y="20.699cm" svg:viewBox="0 0 18 619" draw:points="0,619 18,619 18,0 0,0">
          <text:p/>
        </draw:polygon>
        <draw:polygon draw:style-name="gr4" draw:text-style-name="P5" draw:layer="layout" svg:width="0.016cm" svg:height="0.618cm" svg:x="14.346cm" svg:y="20.699cm" svg:viewBox="0 0 17 619" draw:points="0,619 17,619 17,0 0,0">
          <text:p/>
        </draw:polygon>
        <draw:polygon draw:style-name="gr4" draw:text-style-name="P5" draw:layer="layout" svg:width="0.017cm" svg:height="0.618cm" svg:x="19.346cm" svg:y="20.699cm" svg:viewBox="0 0 18 619" draw:points="0,619 18,619 18,0 0,0">
          <text:p/>
        </draw:polygon>
        <draw:frame draw:style-name="gr51" draw:text-style-name="P4" draw:layer="layout" svg:width="0.388cm" svg:height="0.437cm" svg:x="16.856cm" svg:y="20.704cm">
          <draw:text-box>
            <text:p text:style-name="P2"><text:span text:style-name="T2"><text:s/></text:span></text:p>
          </draw:text-box>
        </draw:frame>
        <draw:frame draw:style-name="gr51" draw:text-style-name="P4" draw:layer="layout" svg:width="0.388cm" svg:height="0.437cm" svg:x="5.597cm" svg:y="21.339cm">
          <draw:text-box>
            <text:p text:style-name="P2"><text:span text:style-name="T2"><text:s/></text:span></text:p>
          </draw:text-box>
        </draw:frame>
        <draw:frame draw:style-name="gr51" draw:text-style-name="P4" draw:layer="layout" svg:width="0.388cm" svg:height="0.437cm" svg:x="11.856cm" svg:y="21.339cm">
          <draw:text-box>
            <text:p text:style-name="P2"><text:span text:style-name="T2"><text:s/></text:span></text:p>
          </draw:text-box>
        </draw:frame>
        <draw:polygon draw:style-name="gr4" draw:text-style-name="P5" draw:layer="layout" svg:width="0.017cm" svg:height="0.017cm" svg:x="1.841cm" svg:y="21.317cm" svg:viewBox="0 0 18 18" draw:points="0,18 18,18 18,0 0,0">
          <text:p/>
        </draw:polygon>
        <draw:polygon draw:style-name="gr4" draw:text-style-name="P5" draw:layer="layout" svg:width="7.486cm" svg:height="0.017cm" svg:x="1.858cm" svg:y="21.317cm" svg:viewBox="0 0 7487 18" draw:points="0,18 7487,18 7487,0 0,0">
          <text:p/>
        </draw:polygon>
        <draw:polygon draw:style-name="gr4" draw:text-style-name="P5" draw:layer="layout" svg:width="0.017cm" svg:height="0.017cm" svg:x="9.344cm" svg:y="21.317cm" svg:viewBox="0 0 18 18" draw:points="0,18 18,18 18,0 0,0">
          <text:p/>
        </draw:polygon>
        <draw:polygon draw:style-name="gr4" draw:text-style-name="P5" draw:layer="layout" svg:width="4.985cm" svg:height="0.017cm" svg:x="9.361cm" svg:y="21.317cm" svg:viewBox="0 0 4986 18" draw:points="0,18 4986,18 4986,0 0,0">
          <text:p/>
        </draw:polygon>
        <draw:polygon draw:style-name="gr4" draw:text-style-name="P5" draw:layer="layout" svg:width="0.016cm" svg:height="0.017cm" svg:x="14.346cm" svg:y="21.317cm" svg:viewBox="0 0 17 18" draw:points="0,18 17,18 17,0 0,0">
          <text:p/>
        </draw:polygon>
        <draw:polygon draw:style-name="gr4" draw:text-style-name="P5" draw:layer="layout" svg:width="4.984cm" svg:height="0.017cm" svg:x="14.362cm" svg:y="21.317cm" svg:viewBox="0 0 4985 18" draw:points="0,18 4985,18 4985,0 0,0">
          <text:p/>
        </draw:polygon>
        <draw:polygon draw:style-name="gr4" draw:text-style-name="P5" draw:layer="layout" svg:width="0.017cm" svg:height="0.017cm" svg:x="19.346cm" svg:y="21.317cm" svg:viewBox="0 0 18 18" draw:points="0,18 18,18 18,0 0,0">
          <text:p/>
        </draw:polygon>
        <draw:polygon draw:style-name="gr4" draw:text-style-name="P5" draw:layer="layout" svg:width="0.017cm" svg:height="0.619cm" svg:x="1.841cm" svg:y="21.334cm" svg:viewBox="0 0 18 620" draw:points="0,620 18,620 18,0 0,0">
          <text:p/>
        </draw:polygon>
        <draw:polygon draw:style-name="gr4" draw:text-style-name="P5" draw:layer="layout" svg:width="0.017cm" svg:height="0.017cm" svg:x="1.841cm" svg:y="21.953cm" svg:viewBox="0 0 18 18" draw:points="0,18 18,18 18,0 0,0">
          <text:p/>
        </draw:polygon>
        <draw:polygon draw:style-name="gr4" draw:text-style-name="P5" draw:layer="layout" svg:width="0.017cm" svg:height="0.017cm" svg:x="1.841cm" svg:y="21.953cm" svg:viewBox="0 0 18 18" draw:points="0,18 18,18 18,0 0,0">
          <text:p/>
        </draw:polygon>
        <draw:polygon draw:style-name="gr4" draw:text-style-name="P5" draw:layer="layout" svg:width="7.486cm" svg:height="0.017cm" svg:x="1.858cm" svg:y="21.953cm" svg:viewBox="0 0 7487 18" draw:points="0,18 7487,18 7487,0 0,0">
          <text:p/>
        </draw:polygon>
        <draw:polygon draw:style-name="gr4" draw:text-style-name="P5" draw:layer="layout" svg:width="0.017cm" svg:height="0.619cm" svg:x="9.344cm" svg:y="21.334cm" svg:viewBox="0 0 18 620" draw:points="0,620 18,620 18,0 0,0">
          <text:p/>
        </draw:polygon>
        <draw:polygon draw:style-name="gr4" draw:text-style-name="P5" draw:layer="layout" svg:width="0.017cm" svg:height="0.017cm" svg:x="9.344cm" svg:y="21.953cm" svg:viewBox="0 0 18 18" draw:points="0,18 18,18 18,0 0,0">
          <text:p/>
        </draw:polygon>
        <draw:polygon draw:style-name="gr4" draw:text-style-name="P5" draw:layer="layout" svg:width="4.985cm" svg:height="0.017cm" svg:x="9.361cm" svg:y="21.953cm" svg:viewBox="0 0 4986 18" draw:points="0,18 4986,18 4986,0 0,0">
          <text:p/>
        </draw:polygon>
        <draw:polygon draw:style-name="gr4" draw:text-style-name="P5" draw:layer="layout" svg:width="0.016cm" svg:height="0.619cm" svg:x="14.346cm" svg:y="21.334cm" svg:viewBox="0 0 17 620" draw:points="0,620 17,620 17,0 0,0">
          <text:p/>
        </draw:polygon>
        <draw:polygon draw:style-name="gr4" draw:text-style-name="P5" draw:layer="layout" svg:width="0.016cm" svg:height="0.017cm" svg:x="14.346cm" svg:y="21.953cm" svg:viewBox="0 0 17 18" draw:points="0,18 17,18 17,0 0,0">
          <text:p/>
        </draw:polygon>
        <draw:polygon draw:style-name="gr4" draw:text-style-name="P5" draw:layer="layout" svg:width="4.984cm" svg:height="0.017cm" svg:x="14.362cm" svg:y="21.953cm" svg:viewBox="0 0 4985 18" draw:points="0,18 4985,18 4985,0 0,0">
          <text:p/>
        </draw:polygon>
        <draw:polygon draw:style-name="gr4" draw:text-style-name="P5" draw:layer="layout" svg:width="0.017cm" svg:height="0.619cm" svg:x="19.346cm" svg:y="21.334cm" svg:viewBox="0 0 18 620" draw:points="0,620 18,620 18,0 0,0">
          <text:p/>
        </draw:polygon>
        <draw:polygon draw:style-name="gr4" draw:text-style-name="P5" draw:layer="layout" svg:width="0.017cm" svg:height="0.017cm" svg:x="19.346cm" svg:y="21.953cm" svg:viewBox="0 0 18 18" draw:points="0,18 18,18 18,0 0,0">
          <text:p/>
        </draw:polygon>
        <draw:polygon draw:style-name="gr4" draw:text-style-name="P5" draw:layer="layout" svg:width="0.017cm" svg:height="0.017cm" svg:x="19.346cm" svg:y="21.953cm" svg:viewBox="0 0 18 18" draw:points="0,18 18,18 18,0 0,0">
          <text:p/>
        </draw:polygon>
        <draw:frame draw:style-name="gr51" draw:text-style-name="P4" draw:layer="layout" svg:width="0.388cm" svg:height="0.437cm" svg:x="16.856cm" svg:y="21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5cm" svg:height="0.39cm" svg:x="1.998cm" svg:y="21.814cm">
          <draw:text-box>
            <text:p text:style-name="P2"><text:span text:style-name="T1"><text:s/></text:span></text:p>
          </draw:text-box>
        </draw:frame>
        <draw:frame draw:style-name="gr32" draw:text-style-name="P7" draw:layer="layout" svg:width="0.283cm" svg:height="0.323cm" svg:x="1.998cm" svg:y="22.196cm">
          <draw:text-box>
            <text:p text:style-name="P2"><text:span text:style-name="T8"><text:s/></text:span></text:p>
          </draw:text-box>
        </draw:frame>
        <draw:frame draw:style-name="gr66" draw:text-style-name="P4" draw:layer="layout" svg:width="17.503cm" svg:height="0.437cm" svg:x="1.998cm" svg:y="22.521cm">
          <draw:text-box>
            <text:p text:style-name="P2"><text:span text:style-name="T2">Kimlik bilgileri yukarıda verilen firma/kurum personelinin belirtilen eğitim programlarına katılım bedeli olan <text:s/></text:span></text:p>
          </draw:text-box>
        </draw:frame>
        <draw:frame draw:style-name="gr67" draw:text-style-name="P4" draw:layer="layout" svg:width="16.49cm" svg:height="0.437cm" svg:x="1.998cm" svg:y="23.19cm">
          <draw:text-box>
            <text:p text:style-name="P2"><text:span text:style-name="T2">Toplam <text:s/>…………………………… <text:s text:c="2"/>TL’sını </text:span><text:span text:style-name="T3">ODTÜ Teknokent Yönetim A.Ş.</text:span><text:span text:style-name="T2">’</text:span><text:span text:style-name="T3"> </text:span><text:span text:style-name="T2">nin İş Bankası ODTÜ </text:span></text:p>
          </draw:text-box>
        </draw:frame>
        <draw:frame draw:style-name="gr68" draw:text-style-name="P4" draw:layer="layout" svg:width="16.617cm" svg:height="0.437cm" svg:x="1.998cm" svg:y="23.858cm">
          <draw:text-box>
            <text:p text:style-name="P2"><text:span text:style-name="T2">Şubesi </text:span><text:span text:style-name="T3">TR320006400000142290567374</text:span><text:span text:style-name="T2"> <text:s text:c="2"/>IBAN no’lu hesabına kurs tarihinden önce yatırmayı kabul ve </text:span></text:p>
          </draw:text-box>
        </draw:frame>
        <draw:frame draw:style-name="gr69" draw:text-style-name="P4" draw:layer="layout" svg:width="2.843cm" svg:height="0.437cm" svg:x="1.998cm" svg:y="24.532cm">
          <draw:text-box>
            <text:p text:style-name="P2"><text:span text:style-name="T2">taahhüt ediyoruz. </text:span></text:p>
          </draw:text-box>
        </draw:frame>
        <draw:frame draw:style-name="gr51" draw:text-style-name="P4" draw:layer="layout" svg:width="0.388cm" svg:height="0.437cm" svg:x="1.998cm" svg:y="25.023cm">
          <draw:text-box>
            <text:p text:style-name="P2"><text:span text:style-name="T2"><text:s/></text:span></text:p>
          </draw:text-box>
        </draw:frame>
        <draw:frame draw:style-name="gr70" draw:text-style-name="P4" draw:layer="layout" svg:width="14.222cm" svg:height="0.437cm" svg:x="1.998cm" svg:y="25.493cm">
          <draw:text-box>
            <text:p text:style-name="P2"><text:span text:style-name="T2">Tarih: <text:s text:c="27"/>Yetkili Adı Soyadı: <text:s text:c="56"/>İmza/Kaşe: </text:span></text:p>
          </draw:text-box>
        </draw:frame>
        <draw:frame draw:style-name="gr51" draw:text-style-name="P4" draw:layer="layout" svg:width="0.388cm" svg:height="0.437cm" svg:x="1.998cm" svg:y="25.937cm">
          <draw:text-box>
            <text:p text:style-name="P2"><text:span text:style-name="T2"><text:s/></text:span></text:p>
          </draw:text-box>
        </draw:frame>
        <draw:polygon draw:style-name="gr4" draw:text-style-name="P5" draw:layer="layout" svg:width="0.017cm" svg:height="0.017cm" svg:x="1.841cm" svg:y="22.173cm" svg:viewBox="0 0 18 18" draw:points="0,18 18,18 18,0 0,0">
          <text:p/>
        </draw:polygon>
        <draw:polygon draw:style-name="gr4" draw:text-style-name="P5" draw:layer="layout" svg:width="0.017cm" svg:height="0.017cm" svg:x="1.841cm" svg:y="22.173cm" svg:viewBox="0 0 18 18" draw:points="0,18 18,18 18,0 0,0">
          <text:p/>
        </draw:polygon>
        <draw:polygon draw:style-name="gr4" draw:text-style-name="P5" draw:layer="layout" svg:width="17.488cm" svg:height="0.017cm" svg:x="1.858cm" svg:y="22.173cm" svg:viewBox="0 0 17489 18" draw:points="0,18 17489,18 17489,0 0,0">
          <text:p/>
        </draw:polygon>
        <draw:polygon draw:style-name="gr4" draw:text-style-name="P5" draw:layer="layout" svg:width="0.017cm" svg:height="0.017cm" svg:x="19.346cm" svg:y="22.173cm" svg:viewBox="0 0 18 18" draw:points="0,18 18,18 18,0 0,0">
          <text:p/>
        </draw:polygon>
        <draw:polygon draw:style-name="gr4" draw:text-style-name="P5" draw:layer="layout" svg:width="0.017cm" svg:height="0.017cm" svg:x="19.346cm" svg:y="22.173cm" svg:viewBox="0 0 18 18" draw:points="0,18 18,18 18,0 0,0">
          <text:p/>
        </draw:polygon>
        <draw:polygon draw:style-name="gr4" draw:text-style-name="P5" draw:layer="layout" svg:width="0.017cm" svg:height="4.415cm" svg:x="1.841cm" svg:y="22.19cm" svg:viewBox="0 0 18 4416" draw:points="0,4416 18,4416 18,0 0,0">
          <text:p/>
        </draw:polygon>
        <draw:polygon draw:style-name="gr4" draw:text-style-name="P5" draw:layer="layout" svg:width="0.017cm" svg:height="0.017cm" svg:x="1.841cm" svg:y="26.605cm" svg:viewBox="0 0 18 18" draw:points="0,18 18,18 18,0 0,0">
          <text:p/>
        </draw:polygon>
        <draw:polygon draw:style-name="gr4" draw:text-style-name="P5" draw:layer="layout" svg:width="0.017cm" svg:height="0.017cm" svg:x="1.841cm" svg:y="26.605cm" svg:viewBox="0 0 18 18" draw:points="0,18 18,18 18,0 0,0">
          <text:p/>
        </draw:polygon>
        <draw:polygon draw:style-name="gr4" draw:text-style-name="P5" draw:layer="layout" svg:width="17.488cm" svg:height="0.017cm" svg:x="1.858cm" svg:y="26.605cm" svg:viewBox="0 0 17489 18" draw:points="0,18 17489,18 17489,0 0,0">
          <text:p/>
        </draw:polygon>
        <draw:polygon draw:style-name="gr4" draw:text-style-name="P5" draw:layer="layout" svg:width="0.017cm" svg:height="4.415cm" svg:x="19.346cm" svg:y="22.19cm" svg:viewBox="0 0 18 4416" draw:points="0,4416 18,4416 18,0 0,0">
          <text:p/>
        </draw:polygon>
        <draw:polygon draw:style-name="gr4" draw:text-style-name="P5" draw:layer="layout" svg:width="0.017cm" svg:height="0.017cm" svg:x="19.346cm" svg:y="26.605cm" svg:viewBox="0 0 18 18" draw:points="0,18 18,18 18,0 0,0">
          <text:p/>
        </draw:polygon>
        <draw:polygon draw:style-name="gr4" draw:text-style-name="P5" draw:layer="layout" svg:width="0.017cm" svg:height="0.017cm" svg:x="19.346cm" svg:y="26.605cm" svg:viewBox="0 0 18 18" draw:points="0,18 18,18 18,0 0,0">
          <text:p/>
        </draw:polygon>
        <draw:frame draw:style-name="gr51" draw:text-style-name="P4" draw:layer="layout" svg:width="0.388cm" svg:height="0.437cm" svg:x="1.998cm" svg:y="26.208cm">
          <draw:text-box>
            <text:p text:style-name="P2"><text:span text:style-name="T2"><text:s/></text:span></text:p>
          </draw:text-box>
        </draw:frame>
        <draw:frame draw:style-name="gr32" draw:text-style-name="P7" draw:layer="layout" svg:width="0.283cm" svg:height="0.323cm" svg:x="1.998cm" svg:y="26.624cm">
          <draw:text-box>
            <text:p text:style-name="P2"><text:span text:style-name="T8"><text:s/></text:span></text:p>
          </draw:text-box>
        </draw:frame>
        <draw:frame draw:style-name="gr71" draw:text-style-name="P3" draw:layer="layout" svg:width="17.57cm" svg:height="0.39cm" svg:x="1.998cm" svg:y="26.949cm">
          <draw:text-box>
            <text:p text:style-name="P2"><text:span text:style-name="T1">Tahribatsız Muayene Birimi, <text:s text:c="2"/>Metalurji ve Malzeme Müh. Böl. <text:s text:c="2"/>Dumlupınar Bulvarı No:1, <text:s text:c="2"/>06800 <text:s/>– <text:s/>ODTÜ / ANKARA </text:span></text:p>
          </draw:text-box>
        </draw:frame>
        <draw:frame draw:style-name="gr72" draw:text-style-name="P3" draw:layer="layout" svg:width="3.384cm" svg:height="0.39cm" svg:x="1.998cm" svg:y="27.567cm">
          <draw:text-box>
            <text:p text:style-name="P2"><text:span text:style-name="T1">Tel: (312) 210 22 96 , <text:s text:c="2"/></text:span></text:p>
          </draw:text-box>
        </draw:frame>
        <draw:frame draw:style-name="gr73" draw:text-style-name="P3" draw:layer="layout" svg:width="3.401cm" svg:height="0.39cm" svg:x="5.809cm" svg:y="27.567cm">
          <draw:text-box>
            <text:p text:style-name="P2"><text:span text:style-name="T1">Faks: (312) 210 79 94, <text:s/></text:span></text:p>
          </draw:text-box>
        </draw:frame>
        <draw:polygon draw:style-name="gr74" draw:text-style-name="P9" draw:layer="layout" svg:width="4.196cm" svg:height="0.017cm" svg:x="9.708cm" svg:y="27.917cm" svg:viewBox="0 0 4197 18" draw:points="0,18 4197,18 4197,0 0,0">
          <text:p/>
        </draw:polygon>
        <draw:frame draw:style-name="gr75" draw:text-style-name="P3" draw:layer="layout" svg:width="4.379cm" svg:height="0.39cm" svg:x="9.62cm" svg:y="27.567cm">
          <draw:text-box>
            <text:p text:style-name="P2"><text:span text:style-name="T1"><text:s/></text:span><text:span text:style-name="T12">http://www.wtndt.metu.edu.tr </text:span></text:p>
          </draw:text-box>
        </draw:frame>
        <draw:control draw:style-name="gr76" draw:text-style-name="P10" draw:layer="controls" svg:width="12.05cm" svg:height="0.697cm" svg:x="7.095cm" svg:y="3.272cm" draw:control="control1"/>
        <draw:control draw:style-name="gr76" draw:text-style-name="P11" draw:layer="controls" svg:width="12.075cm" svg:height="1.092cm" svg:x="7.095cm" svg:y="4.1cm" draw:control="control2"/>
        <draw:control draw:style-name="gr76" draw:text-style-name="P10" draw:layer="controls" svg:width="2.811cm" svg:height="0.446cm" svg:x="4.068cm" svg:y="5.308cm" draw:control="control3"/>
        <draw:control draw:style-name="gr76" draw:text-style-name="P10" draw:layer="controls" svg:width="4.775cm" svg:height="0.446cm" svg:x="8.219cm" svg:y="5.331cm" draw:control="control4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/>
    <style:font-face style:name="Times New Roman1" svg:font-family="'Times New Roman'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7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3T01:43:55.222506214</dc:date>
    <meta:editing-duration>PT5M55S</meta:editing-duration>
    <meta:editing-cycles>5</meta:editing-cycles>
    <meta:generator>LibreOffice/6.4.5.2$Linux_X86_64 LibreOffice_project/40$Build-2</meta:generator>
    <meta:document-statistic meta:object-count="426"/>
  </office:meta>
</office:document-meta>
</file>